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pd1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Nuup_Kangerlua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2">
            <text:p>Sample ID</text:p>
          </table:table-cell>
          <table:table-cell office:value-type="string" table:style-name="ce2">
            <text:p>Iceberg</text:p>
          </table:table-cell>
          <table:table-cell office:value-type="string" table:style-name="ce2">
            <text:p>Region</text:p>
          </table:table-cell>
          <table:table-cell office:value-type="string" table:style-name="ce2">
            <text:p>Year</text:p>
          </table:table-cell>
          <table:table-cell office:value-type="string" table:style-name="ce2">
            <text:p>Latitude</text:p>
          </table:table-cell>
          <table:table-cell office:value-type="string" table:style-name="ce2">
            <text:p>Longitude</text:p>
          </table:table-cell>
          <table:table-cell office:value-type="string" table:style-name="ce2">
            <text:p>Field weight</text:p>
          </table:table-cell>
          <table:table-cell office:value-type="string" table:style-name="ce2">
            <text:p>Sediment weight</text:p>
          </table:table-cell>
          <table:table-cell office:value-type="string" table:style-name="ce2">
            <text:p>RSC</text:p>
          </table:table-cell>
          <table:table-cell table:number-columns-repeated="16374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6833" table:style-name="ce1">
            <text:p>2683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768707.9612324" table:style-name="ce1">
            <text:p>-2768707.961</text:p>
          </table:table-cell>
          <table:table-cell office:value-type="float" office:value="-268119.36830217403" table:style-name="ce1">
            <text:p>-268119.3683</text:p>
          </table:table-cell>
          <table:table-cell office:value-type="float" office:value="316.32" table:style-name="ce1">
            <text:p>316.32</text:p>
          </table:table-cell>
          <table:table-cell office:value-type="float" office:value="1.61" table:style-name="ce1">
            <text:p>1.61</text:p>
          </table:table-cell>
          <table:table-cell office:value-type="float" office:value="0.63238933186692303" table:style-name="ce1">
            <text:p>0.632389332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6834" table:style-name="ce1">
            <text:p>2683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770245.1143227099" table:style-name="ce1">
            <text:p>-2770245.114</text:p>
          </table:table-cell>
          <table:table-cell office:value-type="float" office:value="-272405.73851610802" table:style-name="ce1">
            <text:p>-272405.7385</text:p>
          </table:table-cell>
          <table:table-cell office:value-type="float" office:value="271.89999999999998" table:style-name="ce1">
            <text:p>271.9</text:p>
          </table:table-cell>
          <table:table-cell office:value-type="float" office:value="2.2400000000000002" table:style-name="ce1">
            <text:p>2.24</text:p>
          </table:table-cell>
          <table:table-cell office:value-type="float" office:value="1.0611084793936501" table:style-name="ce1">
            <text:p>1.061108479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26835" table:style-name="ce1">
            <text:p>26835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799782.6067785602" table:style-name="ce1">
            <text:p>-2799782.607</text:p>
          </table:table-cell>
          <table:table-cell office:value-type="float" office:value="-253002.21314164199" table:style-name="ce1">
            <text:p>-253002.2131</text:p>
          </table:table-cell>
          <table:table-cell office:value-type="float" office:value="263.02" table:style-name="ce1">
            <text:p>263.02</text:p>
          </table:table-cell>
          <table:table-cell office:value-type="float" office:value="4.01" table:style-name="ce1">
            <text:p>4.01</text:p>
          </table:table-cell>
          <table:table-cell office:value-type="float" office:value="1.9859350237717901" table:style-name="ce1">
            <text:p>1.985935024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26836" table:style-name="ce1">
            <text:p>2683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771795.8689182098" table:style-name="ce1">
            <text:p>-2771795.869</text:p>
          </table:table-cell>
          <table:table-cell office:value-type="float" office:value="-272087.15647636098" table:style-name="ce1">
            <text:p>-272087.1565</text:p>
          </table:table-cell>
          <table:table-cell office:value-type="float" office:value="266.57" table:style-name="ce1">
            <text:p>266.57</text:p>
          </table:table-cell>
          <table:table-cell office:value-type="float" office:value="1.43" table:style-name="ce1">
            <text:p>1.43</text:p>
          </table:table-cell>
          <table:table-cell office:value-type="float" office:value="0.69165659008464297" table:style-name="ce1">
            <text:p>0.69165659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6837" table:style-name="ce1">
            <text:p>26837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768588.8230148" table:style-name="ce1">
            <text:p>-2768588.823</text:p>
          </table:table-cell>
          <table:table-cell office:value-type="float" office:value="-268593.58683239698" table:style-name="ce1">
            <text:p>-268593.5868</text:p>
          </table:table-cell>
          <table:table-cell office:value-type="float" office:value="296.97000000000003" table:style-name="ce1">
            <text:p>296.97</text:p>
          </table:table-cell>
          <table:table-cell office:value-type="float" office:value="0.39000000000000801" table:style-name="ce1">
            <text:p>0.39</text:p>
          </table:table-cell>
          <table:table-cell office:value-type="float" office:value="0.16584453138289099" table:style-name="ce1">
            <text:p>0.165844531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6838" table:style-name="ce1">
            <text:p>26838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768628.0990721402" table:style-name="ce1">
            <text:p>-2768628.099</text:p>
          </table:table-cell>
          <table:table-cell office:value-type="float" office:value="-268442.98183151899" table:style-name="ce1">
            <text:p>-268442.9818</text:p>
          </table:table-cell>
          <table:table-cell office:value-type="float" office:value="250.07" table:style-name="ce1">
            <text:p>250.07</text:p>
          </table:table-cell>
          <table:table-cell office:value-type="float" office:value="8.57" table:style-name="ce1">
            <text:p>8.57</text:p>
          </table:table-cell>
          <table:table-cell office:value-type="float" office:value="4.4862063550227704" table:style-name="ce1">
            <text:p>4.486206355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6839" table:style-name="ce1">
            <text:p>2683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799343.21058445" table:style-name="ce1">
            <text:p>-2799343.211</text:p>
          </table:table-cell>
          <table:table-cell office:value-type="float" office:value="-253649.88307188201" table:style-name="ce1">
            <text:p>-253649.8831</text:p>
          </table:table-cell>
          <table:table-cell office:value-type="float" office:value="220.47" table:style-name="ce1">
            <text:p>220.47</text:p>
          </table:table-cell>
          <table:table-cell office:value-type="float" office:value="2.84" table:style-name="ce1">
            <text:p>2.84</text:p>
          </table:table-cell>
          <table:table-cell office:value-type="float" office:value="1.7668284185641401" table:style-name="ce1">
            <text:p>1.766828419</text:p>
          </table:table-cell>
          <table:table-cell table:number-columns-repeated="1637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26840" table:style-name="ce1">
            <text:p>26840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799782.6067785602" table:style-name="ce1">
            <text:p>-2799782.607</text:p>
          </table:table-cell>
          <table:table-cell office:value-type="float" office:value="-253002.21314164199" table:style-name="ce1">
            <text:p>-253002.2131</text:p>
          </table:table-cell>
          <table:table-cell office:value-type="float" office:value="271.92" table:style-name="ce1">
            <text:p>271.92</text:p>
          </table:table-cell>
          <table:table-cell office:value-type="float" office:value="1.31" table:style-name="ce1">
            <text:p>1.31</text:p>
          </table:table-cell>
          <table:table-cell office:value-type="float" office:value="0.62050018946570695" table:style-name="ce1">
            <text:p>0.620500189</text:p>
          </table:table-cell>
          <table:table-cell table:number-columns-repeated="1637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26841" table:style-name="ce1">
            <text:p>2684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772842.5273934999" table:style-name="ce1">
            <text:p>-2772842.527</text:p>
          </table:table-cell>
          <table:table-cell office:value-type="float" office:value="-264655.94895003602" table:style-name="ce1">
            <text:p>-264655.949</text:p>
          </table:table-cell>
          <table:table-cell office:value-type="float" office:value="221.19" table:style-name="ce1">
            <text:p>221.19</text:p>
          </table:table-cell>
          <table:table-cell office:value-type="float" office:value="14.1" table:style-name="ce1">
            <text:p>14.1</text:p>
          </table:table-cell>
          <table:table-cell office:value-type="float" office:value="8.7506981940048405" table:style-name="ce1">
            <text:p>8.750698194</text:p>
          </table:table-cell>
          <table:table-cell table:number-columns-repeated="16374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26842" table:style-name="ce1">
            <text:p>2684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773381.5266765198" table:style-name="ce1">
            <text:p>-2773381.527</text:p>
          </table:table-cell>
          <table:table-cell office:value-type="float" office:value="-263740.72904451302" table:style-name="ce1">
            <text:p>-263740.729</text:p>
          </table:table-cell>
          <table:table-cell office:value-type="float" office:value="280.97000000000003" table:style-name="ce1">
            <text:p>280.97</text:p>
          </table:table-cell>
          <table:table-cell office:value-type="float" office:value="0.630000000000003" table:style-name="ce1">
            <text:p>0.63</text:p>
          </table:table-cell>
          <table:table-cell office:value-type="float" office:value="0.28605158009444398" table:style-name="ce1">
            <text:p>0.28605158</text:p>
          </table:table-cell>
          <table:table-cell table:number-columns-repeated="1637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26843" table:style-name="ce1">
            <text:p>2684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799343.21058445" table:style-name="ce1">
            <text:p>-2799343.211</text:p>
          </table:table-cell>
          <table:table-cell office:value-type="float" office:value="-253649.88307188201" table:style-name="ce1">
            <text:p>-253649.8831</text:p>
          </table:table-cell>
          <table:table-cell office:value-type="float" office:value="258.79000000000002" table:style-name="ce1">
            <text:p>258.79</text:p>
          </table:table-cell>
          <table:table-cell office:value-type="float" office:value="0.87" table:style-name="ce1">
            <text:p>0.87</text:p>
          </table:table-cell>
          <table:table-cell office:value-type="float" office:value="0.439949431099874" table:style-name="ce1">
            <text:p>0.439949431</text:p>
          </table:table-cell>
          <table:table-cell table:number-columns-repeated="16374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26844" table:style-name="ce1">
            <text:p>2684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768186.1729619401" table:style-name="ce1">
            <text:p>-2768186.173</text:p>
          </table:table-cell>
          <table:table-cell office:value-type="float" office:value="-269516.66650180402" table:style-name="ce1">
            <text:p>-269516.6665</text:p>
          </table:table-cell>
          <table:table-cell office:value-type="float" office:value="242.4" table:style-name="ce1">
            <text:p>242.4</text:p>
          </table:table-cell>
          <table:table-cell office:value-type="float" office:value="30.36" table:style-name="ce1">
            <text:p>30.36</text:p>
          </table:table-cell>
          <table:table-cell office:value-type="float" office:value="16.702426142927902" table:style-name="ce1">
            <text:p>16.70242614</text:p>
          </table:table-cell>
          <table:table-cell table:number-columns-repeated="1637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26845" table:style-name="ce1">
            <text:p>2684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772389.88044143" table:style-name="ce1">
            <text:p>-2772389.88</text:p>
          </table:table-cell>
          <table:table-cell office:value-type="float" office:value="-272855.199075374" table:style-name="ce1">
            <text:p>-272855.1991</text:p>
          </table:table-cell>
          <table:table-cell office:value-type="float" office:value="323.77" table:style-name="ce1">
            <text:p>323.77</text:p>
          </table:table-cell>
          <table:table-cell office:value-type="float" office:value="10.39" table:style-name="ce1">
            <text:p>10.39</text:p>
          </table:table-cell>
          <table:table-cell office:value-type="float" office:value="3.9287604930802398" table:style-name="ce1">
            <text:p>3.928760493</text:p>
          </table:table-cell>
          <table:table-cell table:number-columns-repeated="16374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26846" table:style-name="ce1">
            <text:p>2684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802751.6399324802" table:style-name="ce1">
            <text:p>-2802751.64</text:p>
          </table:table-cell>
          <table:table-cell office:value-type="float" office:value="-258448.30096113801" table:style-name="ce1">
            <text:p>-258448.301</text:p>
          </table:table-cell>
          <table:table-cell office:value-type="float" office:value="323.97000000000003" table:style-name="ce1">
            <text:p>323.97</text:p>
          </table:table-cell>
          <table:table-cell office:value-type="float" office:value="9.84" table:style-name="ce1">
            <text:p>9.84</text:p>
          </table:table-cell>
          <table:table-cell office:value-type="float" office:value="3.7312300925223698" table:style-name="ce1">
            <text:p>3.731230093</text:p>
          </table:table-cell>
          <table:table-cell table:number-columns-repeated="16374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26847" table:style-name="ce1">
            <text:p>268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773381.5266765198" table:style-name="ce1">
            <text:p>-2773381.527</text:p>
          </table:table-cell>
          <table:table-cell office:value-type="float" office:value="-263740.72904451302" table:style-name="ce1">
            <text:p>-263740.729</text:p>
          </table:table-cell>
          <table:table-cell office:value-type="float" office:value="275.39999999999998" table:style-name="ce1">
            <text:p>275.4</text:p>
          </table:table-cell>
          <table:table-cell office:value-type="float" office:value="4.3099999999999996" table:style-name="ce1">
            <text:p>4.31</text:p>
          </table:table-cell>
          <table:table-cell office:value-type="float" office:value="1.9921423619135701" table:style-name="ce1">
            <text:p>1.992142362</text:p>
          </table:table-cell>
          <table:table-cell table:number-columns-repeated="16374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26848" table:style-name="ce1">
            <text:p>2684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772046.16566105" table:style-name="ce1">
            <text:p>-2772046.166</text:p>
          </table:table-cell>
          <table:table-cell office:value-type="float" office:value="-271711.62819325301" table:style-name="ce1">
            <text:p>-271711.6282</text:p>
          </table:table-cell>
          <table:table-cell office:value-type="float" office:value="296.31" table:style-name="ce1">
            <text:p>296.31</text:p>
          </table:table-cell>
          <table:table-cell office:value-type="float" office:value="0.30000000000000399" table:style-name="ce1">
            <text:p>0.3</text:p>
          </table:table-cell>
          <table:table-cell office:value-type="float" office:value="0.12787723785166399" table:style-name="ce1">
            <text:p>0.127877238</text:p>
          </table:table-cell>
          <table:table-cell table:number-columns-repeated="16374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26849" table:style-name="ce1">
            <text:p>2684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772389.88044143" table:style-name="ce1">
            <text:p>-2772389.88</text:p>
          </table:table-cell>
          <table:table-cell office:value-type="float" office:value="-272855.199075374" table:style-name="ce1">
            <text:p>-272855.1991</text:p>
          </table:table-cell>
          <table:table-cell office:value-type="float" office:value="298.54000000000002" table:style-name="ce1">
            <text:p>298.54</text:p>
          </table:table-cell>
          <table:table-cell office:value-type="float" office:value="2.75" table:style-name="ce1">
            <text:p>2.75</text:p>
          </table:table-cell>
          <table:table-cell office:value-type="float" office:value="1.1573099907415201" table:style-name="ce1">
            <text:p>1.157309991</text:p>
          </table:table-cell>
          <table:table-cell table:number-columns-repeated="16374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26850" table:style-name="ce1">
            <text:p>2685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799825.9308795799" table:style-name="ce1">
            <text:p>-2799825.931</text:p>
          </table:table-cell>
          <table:table-cell office:value-type="float" office:value="-252950.302494139" table:style-name="ce1">
            <text:p>-252950.3025</text:p>
          </table:table-cell>
          <table:table-cell office:value-type="float" office:value="191.1" table:style-name="ce1">
            <text:p>191.1</text:p>
          </table:table-cell>
          <table:table-cell office:value-type="float" office:value="0.219999999999999" table:style-name="ce1">
            <text:p>0.22</text:p>
          </table:table-cell>
          <table:table-cell office:value-type="float" office:value="0.17014694508893999" table:style-name="ce1">
            <text:p>0.170146945</text:p>
          </table:table-cell>
          <table:table-cell table:number-columns-repeated="16374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26851" table:style-name="ce1">
            <text:p>2685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799315.9364754101" table:style-name="ce1">
            <text:p>-2799315.936</text:p>
          </table:table-cell>
          <table:table-cell office:value-type="float" office:value="-253586.55217403799" table:style-name="ce1">
            <text:p>-253586.5522</text:p>
          </table:table-cell>
          <table:table-cell office:value-type="float" office:value="228.77" table:style-name="ce1">
            <text:p>228.77</text:p>
          </table:table-cell>
          <table:table-cell office:value-type="float" office:value="2.99" table:style-name="ce1">
            <text:p>2.99</text:p>
          </table:table-cell>
          <table:table-cell office:value-type="float" office:value="1.7899904214559399" table:style-name="ce1">
            <text:p>1.789990421</text:p>
          </table:table-cell>
          <table:table-cell table:number-columns-repeated="16374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26852" table:style-name="ce1">
            <text:p>2685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768707.9612324" table:style-name="ce1">
            <text:p>-2768707.961</text:p>
          </table:table-cell>
          <table:table-cell office:value-type="float" office:value="-268119.36830217403" table:style-name="ce1">
            <text:p>-268119.3683</text:p>
          </table:table-cell>
          <table:table-cell office:value-type="float" office:value="298.54000000000002" table:style-name="ce1">
            <text:p>298.54</text:p>
          </table:table-cell>
          <table:table-cell office:value-type="float" office:value="1.06" table:style-name="ce1">
            <text:p>1.06</text:p>
          </table:table-cell>
          <table:table-cell office:value-type="float" office:value="0.44556536359815102" table:style-name="ce1">
            <text:p>0.445565364</text:p>
          </table:table-cell>
          <table:table-cell table:number-columns-repeated="16374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26853" table:style-name="ce1">
            <text:p>2685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772864.08126324" table:style-name="ce1">
            <text:p>-2772864.081</text:p>
          </table:table-cell>
          <table:table-cell office:value-type="float" office:value="-261358.90027298799" table:style-name="ce1">
            <text:p>-261358.9003</text:p>
          </table:table-cell>
          <table:table-cell office:value-type="float" office:value="252.26" table:style-name="ce1">
            <text:p>252.26</text:p>
          </table:table-cell>
          <table:table-cell office:value-type="float" office:value="0.37000000000000499" table:style-name="ce1">
            <text:p>0.37</text:p>
          </table:table-cell>
          <table:table-cell office:value-type="float" office:value="0.193707135752057" table:style-name="ce1">
            <text:p>0.193707136</text:p>
          </table:table-cell>
          <table:table-cell table:number-columns-repeated="16374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26854" table:style-name="ce1">
            <text:p>2685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768707.9612324" table:style-name="ce1">
            <text:p>-2768707.961</text:p>
          </table:table-cell>
          <table:table-cell office:value-type="float" office:value="-268119.36830217403" table:style-name="ce1">
            <text:p>-268119.3683</text:p>
          </table:table-cell>
          <table:table-cell office:value-type="float" office:value="295.58999999999997" table:style-name="ce1">
            <text:p>295.59</text:p>
          </table:table-cell>
          <table:table-cell office:value-type="float" office:value="2.23" table:style-name="ce1">
            <text:p>2.23</text:p>
          </table:table-cell>
          <table:table-cell office:value-type="float" office:value="0.95152756443079001" table:style-name="ce1">
            <text:p>0.951527564</text:p>
          </table:table-cell>
          <table:table-cell table:number-columns-repeated="16374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26855" table:style-name="ce1">
            <text:p>2685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773557.37295159" table:style-name="ce1">
            <text:p>-2773557.373</text:p>
          </table:table-cell>
          <table:table-cell office:value-type="float" office:value="-263095.06713844597" table:style-name="ce1">
            <text:p>-263095.0671</text:p>
          </table:table-cell>
          <table:table-cell office:value-type="float" office:value="256.42" table:style-name="ce1">
            <text:p>256.42</text:p>
          </table:table-cell>
          <table:table-cell office:value-type="float" office:value="31.31" table:style-name="ce1">
            <text:p>31.31</text:p>
          </table:table-cell>
          <table:table-cell office:value-type="float" office:value="15.9614600326264" table:style-name="ce1">
            <text:p>15.96146003</text:p>
          </table:table-cell>
          <table:table-cell table:number-columns-repeated="16374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26856" table:style-name="ce1">
            <text:p>26856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772842.5273934999" table:style-name="ce1">
            <text:p>-2772842.527</text:p>
          </table:table-cell>
          <table:table-cell office:value-type="float" office:value="-264655.94895003602" table:style-name="ce1">
            <text:p>-264655.949</text:p>
          </table:table-cell>
          <table:table-cell office:value-type="float" office:value="341.49" table:style-name="ce1">
            <text:p>341.49</text:p>
          </table:table-cell>
          <table:table-cell office:value-type="float" office:value="73.16" table:style-name="ce1">
            <text:p>73.16</text:p>
          </table:table-cell>
          <table:table-cell office:value-type="float" office:value="25.944182417816201" table:style-name="ce1">
            <text:p>25.94418242</text:p>
          </table:table-cell>
          <table:table-cell table:number-columns-repeated="16374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float" office:value="26857" table:style-name="ce1">
            <text:p>2685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775003.6085404302" table:style-name="ce1">
            <text:p>-2775003.609</text:p>
          </table:table-cell>
          <table:table-cell office:value-type="float" office:value="-285137.09881193301" table:style-name="ce1">
            <text:p>-285137.0988</text:p>
          </table:table-cell>
          <table:table-cell office:value-type="float" office:value="280.38" table:style-name="ce1">
            <text:p>280.38</text:p>
          </table:table-cell>
          <table:table-cell office:value-type="float" office:value="34.869999999999997" table:style-name="ce1">
            <text:p>34.87</text:p>
          </table:table-cell>
          <table:table-cell office:value-type="float" office:value="15.815493468795401" table:style-name="ce1">
            <text:p>15.81549347</text:p>
          </table:table-cell>
          <table:table-cell table:number-columns-repeated="16374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26858" table:style-name="ce1">
            <text:p>2685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799315.9364754101" table:style-name="ce1">
            <text:p>-2799315.936</text:p>
          </table:table-cell>
          <table:table-cell office:value-type="float" office:value="-253586.55217403799" table:style-name="ce1">
            <text:p>-253586.5522</text:p>
          </table:table-cell>
          <table:table-cell office:value-type="float" office:value="272.22000000000003" table:style-name="ce1">
            <text:p>272.22</text:p>
          </table:table-cell>
          <table:table-cell office:value-type="float" office:value="3.27" table:style-name="ce1">
            <text:p>3.27</text:p>
          </table:table-cell>
          <table:table-cell office:value-type="float" office:value="1.5471233913701701" table:style-name="ce1">
            <text:p>1.547123391</text:p>
          </table:table-cell>
          <table:table-cell table:number-columns-repeated="16374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float" office:value="26859" table:style-name="ce1">
            <text:p>2685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808420.7883172799" table:style-name="ce1">
            <text:p>-2808420.788</text:p>
          </table:table-cell>
          <table:table-cell office:value-type="float" office:value="-309800.80895734101" table:style-name="ce1">
            <text:p>-309800.809</text:p>
          </table:table-cell>
          <table:table-cell office:value-type="float" office:value="191.24" table:style-name="ce1">
            <text:p>191.24</text:p>
          </table:table-cell>
          <table:table-cell office:value-type="float" office:value="3.87" table:style-name="ce1">
            <text:p>3.87</text:p>
          </table:table-cell>
          <table:table-cell office:value-type="float" office:value="2.9659717964438999" table:style-name="ce1">
            <text:p>2.965971796</text:p>
          </table:table-cell>
          <table:table-cell table:number-columns-repeated="16374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26860" table:style-name="ce1">
            <text:p>26860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770451.2295086002" table:style-name="ce1">
            <text:p>-2770451.23</text:p>
          </table:table-cell>
          <table:table-cell office:value-type="float" office:value="-272482.59734579403" table:style-name="ce1">
            <text:p>-272482.5973</text:p>
          </table:table-cell>
          <table:table-cell office:value-type="float" office:value="303.64" table:style-name="ce1">
            <text:p>303.64</text:p>
          </table:table-cell>
          <table:table-cell office:value-type="float" office:value="12.16" table:style-name="ce1">
            <text:p>12.16</text:p>
          </table:table-cell>
          <table:table-cell office:value-type="float" office:value="4.9905606172535499" table:style-name="ce1">
            <text:p>4.990560617</text:p>
          </table:table-cell>
          <table:table-cell table:number-columns-repeated="16374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float" office:value="26861" table:style-name="ce1">
            <text:p>2686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799632.3626321899" table:style-name="ce1">
            <text:p>-2799632.363</text:p>
          </table:table-cell>
          <table:table-cell office:value-type="float" office:value="-252898.44723072299" table:style-name="ce1">
            <text:p>-252898.4472</text:p>
          </table:table-cell>
          <table:table-cell office:value-type="float" office:value="276.48" table:style-name="ce1">
            <text:p>276.48</text:p>
          </table:table-cell>
          <table:table-cell office:value-type="float" office:value="2.66" table:style-name="ce1">
            <text:p>2.66</text:p>
          </table:table-cell>
          <table:table-cell office:value-type="float" office:value="1.24072951163767" table:style-name="ce1">
            <text:p>1.240729512</text:p>
          </table:table-cell>
          <table:table-cell table:number-columns-repeated="16374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float" office:value="26862" table:style-name="ce1">
            <text:p>2686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799632.3626321899" table:style-name="ce1">
            <text:p>-2799632.363</text:p>
          </table:table-cell>
          <table:table-cell office:value-type="float" office:value="-252898.44723072299" table:style-name="ce1">
            <text:p>-252898.4472</text:p>
          </table:table-cell>
          <table:table-cell office:value-type="float" office:value="296.33" table:style-name="ce1">
            <text:p>296.33</text:p>
          </table:table-cell>
          <table:table-cell office:value-type="float" office:value="2.98" table:style-name="ce1">
            <text:p>2.98</text:p>
          </table:table-cell>
          <table:table-cell office:value-type="float" office:value="1.2677614226155001" table:style-name="ce1">
            <text:p>1.267761423</text:p>
          </table:table-cell>
          <table:table-cell table:number-columns-repeated="16374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26863" table:style-name="ce1">
            <text:p>268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771795.8689182098" table:style-name="ce1">
            <text:p>-2771795.869</text:p>
          </table:table-cell>
          <table:table-cell office:value-type="float" office:value="-272087.15647636098" table:style-name="ce1">
            <text:p>-272087.1565</text:p>
          </table:table-cell>
          <table:table-cell office:value-type="float" office:value="269.63" table:style-name="ce1">
            <text:p>269.63</text:p>
          </table:table-cell>
          <table:table-cell office:value-type="float" office:value="1.1599999999999999" table:style-name="ce1">
            <text:p>1.16</text:p>
          </table:table-cell>
          <table:table-cell office:value-type="float" office:value="0.55317119694802097" table:style-name="ce1">
            <text:p>0.553171197</text:p>
          </table:table-cell>
          <table:table-cell table:number-columns-repeated="16374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26864" table:style-name="ce1">
            <text:p>26864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772842.5273934999" table:style-name="ce1">
            <text:p>-2772842.527</text:p>
          </table:table-cell>
          <table:table-cell office:value-type="float" office:value="-264655.94895003602" table:style-name="ce1">
            <text:p>-264655.949</text:p>
          </table:table-cell>
          <table:table-cell office:value-type="float" office:value="176.66" table:style-name="ce1">
            <text:p>176.66</text:p>
          </table:table-cell>
          <table:table-cell office:value-type="float" office:value="16.96" table:style-name="ce1">
            <text:p>16.96</text:p>
          </table:table-cell>
          <table:table-cell office:value-type="float" office:value="14.567943652293399" table:style-name="ce1">
            <text:p>14.56794365</text:p>
          </table:table-cell>
          <table:table-cell table:number-columns-repeated="16374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float" office:value="26865" table:style-name="ce1">
            <text:p>2686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772046.16566105" table:style-name="ce1">
            <text:p>-2772046.166</text:p>
          </table:table-cell>
          <table:table-cell office:value-type="float" office:value="-271711.62819325301" table:style-name="ce1">
            <text:p>-271711.6282</text:p>
          </table:table-cell>
          <table:table-cell office:value-type="float" office:value="328.11" table:style-name="ce1">
            <text:p>328.11</text:p>
          </table:table-cell>
          <table:table-cell office:value-type="float" office:value="26.55" table:style-name="ce1">
            <text:p>26.55</text:p>
          </table:table-cell>
          <table:table-cell office:value-type="float" office:value="9.9419584347500507" table:style-name="ce1">
            <text:p>9.941958435</text:p>
          </table:table-cell>
          <table:table-cell table:number-columns-repeated="16374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26866" table:style-name="ce1">
            <text:p>2686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777167.75618931" table:style-name="ce1">
            <text:p>-2777167.756</text:p>
          </table:table-cell>
          <table:table-cell office:value-type="float" office:value="-283782.58991516399" table:style-name="ce1">
            <text:p>-283782.5899</text:p>
          </table:table-cell>
          <table:table-cell office:value-type="float" office:value="290.89" table:style-name="ce1">
            <text:p>290.89</text:p>
          </table:table-cell>
          <table:table-cell office:value-type="float" office:value="11.48" table:style-name="ce1">
            <text:p>11.48</text:p>
          </table:table-cell>
          <table:table-cell office:value-type="float" office:value="4.9707728945659202" table:style-name="ce1">
            <text:p>4.970772895</text:p>
          </table:table-cell>
          <table:table-cell table:number-columns-repeated="16374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float" office:value="26867" table:style-name="ce1">
            <text:p>2686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808420.7883172799" table:style-name="ce1">
            <text:p>-2808420.788</text:p>
          </table:table-cell>
          <table:table-cell office:value-type="float" office:value="-309800.80895734101" table:style-name="ce1">
            <text:p>-309800.809</text:p>
          </table:table-cell>
          <table:table-cell office:value-type="float" office:value="212.87" table:style-name="ce1">
            <text:p>212.87</text:p>
          </table:table-cell>
          <table:table-cell office:value-type="float" office:value="6.86" table:style-name="ce1">
            <text:p>6.86</text:p>
          </table:table-cell>
          <table:table-cell office:value-type="float" office:value="4.5238723292007403" table:style-name="ce1">
            <text:p>4.523872329</text:p>
          </table:table-cell>
          <table:table-cell table:number-columns-repeated="16374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26868" table:style-name="ce1">
            <text:p>26868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799632.3626321899" table:style-name="ce1">
            <text:p>-2799632.363</text:p>
          </table:table-cell>
          <table:table-cell office:value-type="float" office:value="-252898.44723072299" table:style-name="ce1">
            <text:p>-252898.4472</text:p>
          </table:table-cell>
          <table:table-cell office:value-type="float" office:value="248.93" table:style-name="ce1">
            <text:p>248.93</text:p>
          </table:table-cell>
          <table:table-cell office:value-type="float" office:value="10.94" table:style-name="ce1">
            <text:p>10.94</text:p>
          </table:table-cell>
          <table:table-cell office:value-type="float" office:value="5.8123472532143303" table:style-name="ce1">
            <text:p>5.812347253</text:p>
          </table:table-cell>
          <table:table-cell table:number-columns-repeated="16374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float" office:value="26869" table:style-name="ce1">
            <text:p>2686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781511.3411840498" table:style-name="ce1">
            <text:p>-2781511.341</text:p>
          </table:table-cell>
          <table:table-cell office:value-type="float" office:value="-289727.34545046103" table:style-name="ce1">
            <text:p>-289727.3455</text:p>
          </table:table-cell>
          <table:table-cell office:value-type="float" office:value="327.85" table:style-name="ce1">
            <text:p>327.85</text:p>
          </table:table-cell>
          <table:table-cell office:value-type="float" office:value="31.91" table:style-name="ce1">
            <text:p>31.91</text:p>
          </table:table-cell>
          <table:table-cell office:value-type="float" office:value="11.911605509724099" table:style-name="ce1">
            <text:p>11.91160551</text:p>
          </table:table-cell>
          <table:table-cell table:number-columns-repeated="16374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float" office:value="26870" table:style-name="ce1">
            <text:p>26870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772864.08126324" table:style-name="ce1">
            <text:p>-2772864.081</text:p>
          </table:table-cell>
          <table:table-cell office:value-type="float" office:value="-261358.90027298799" table:style-name="ce1">
            <text:p>-261358.9003</text:p>
          </table:table-cell>
          <table:table-cell office:value-type="float" office:value="362.82" table:style-name="ce1">
            <text:p>362.82</text:p>
          </table:table-cell>
          <table:table-cell office:value-type="float" office:value="3.55" table:style-name="ce1">
            <text:p>3.55</text:p>
          </table:table-cell>
          <table:table-cell office:value-type="float" office:value="1.3373516669806" table:style-name="ce1">
            <text:p>1.337351667</text:p>
          </table:table-cell>
          <table:table-cell table:number-columns-repeated="16374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float" office:value="26871" table:style-name="ce1">
            <text:p>2687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808420.7883172799" table:style-name="ce1">
            <text:p>-2808420.788</text:p>
          </table:table-cell>
          <table:table-cell office:value-type="float" office:value="-309800.80895734101" table:style-name="ce1">
            <text:p>-309800.809</text:p>
          </table:table-cell>
          <table:table-cell office:value-type="float" office:value="207.73" table:style-name="ce1">
            <text:p>207.73</text:p>
          </table:table-cell>
          <table:table-cell office:value-type="float" office:value="11.1" table:style-name="ce1">
            <text:p>11.1</text:p>
          </table:table-cell>
          <table:table-cell office:value-type="float" office:value="7.4898785425101204" table:style-name="ce1">
            <text:p>7.489878543</text:p>
          </table:table-cell>
          <table:table-cell table:number-columns-repeated="16374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float" office:value="26872" table:style-name="ce1">
            <text:p>2687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781511.3411840498" table:style-name="ce1">
            <text:p>-2781511.341</text:p>
          </table:table-cell>
          <table:table-cell office:value-type="float" office:value="-289727.34545046103" table:style-name="ce1">
            <text:p>-289727.3455</text:p>
          </table:table-cell>
          <table:table-cell office:value-type="float" office:value="283.5" table:style-name="ce1">
            <text:p>283.5</text:p>
          </table:table-cell>
          <table:table-cell office:value-type="float" office:value="3.21" table:style-name="ce1">
            <text:p>3.21</text:p>
          </table:table-cell>
          <table:table-cell office:value-type="float" office:value="1.4406247195045301" table:style-name="ce1">
            <text:p>1.44062472</text:p>
          </table:table-cell>
          <table:table-cell table:number-columns-repeated="16374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26873" table:style-name="ce1">
            <text:p>2687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777167.75618931" table:style-name="ce1">
            <text:p>-2777167.756</text:p>
          </table:table-cell>
          <table:table-cell office:value-type="float" office:value="-283782.58991516399" table:style-name="ce1">
            <text:p>-283782.5899</text:p>
          </table:table-cell>
          <table:table-cell office:value-type="float" office:value="288.18" table:style-name="ce1">
            <text:p>288.18</text:p>
          </table:table-cell>
          <table:table-cell office:value-type="float" office:value="7.1" table:style-name="ce1">
            <text:p>7.1</text:p>
          </table:table-cell>
          <table:table-cell office:value-type="float" office:value="3.1143082726554998" table:style-name="ce1">
            <text:p>3.114308273</text:p>
          </table:table-cell>
          <table:table-cell table:number-columns-repeated="16374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float" office:value="26874" table:style-name="ce1">
            <text:p>2687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770451.2295086002" table:style-name="ce1">
            <text:p>-2770451.23</text:p>
          </table:table-cell>
          <table:table-cell office:value-type="float" office:value="-272482.59734579403" table:style-name="ce1">
            <text:p>-272482.5973</text:p>
          </table:table-cell>
          <table:table-cell office:value-type="float" office:value="289.97000000000003" table:style-name="ce1">
            <text:p>289.97</text:p>
          </table:table-cell>
          <table:table-cell office:value-type="float" office:value="11.91" table:style-name="ce1">
            <text:p>11.91</text:p>
          </table:table-cell>
          <table:table-cell office:value-type="float" office:value="5.1829931676748302" table:style-name="ce1">
            <text:p>5.182993168</text:p>
          </table:table-cell>
          <table:table-cell table:number-columns-repeated="16374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float" office:value="26875" table:style-name="ce1">
            <text:p>2687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799315.9364754101" table:style-name="ce1">
            <text:p>-2799315.936</text:p>
          </table:table-cell>
          <table:table-cell office:value-type="float" office:value="-253586.55217403799" table:style-name="ce1">
            <text:p>-253586.5522</text:p>
          </table:table-cell>
          <table:table-cell office:value-type="float" office:value="266.2" table:style-name="ce1">
            <text:p>266.2</text:p>
          </table:table-cell>
          <table:table-cell office:value-type="float" office:value="14.23" table:style-name="ce1">
            <text:p>14.23</text:p>
          </table:table-cell>
          <table:table-cell office:value-type="float" office:value="6.91179327763746" table:style-name="ce1">
            <text:p>6.911793278</text:p>
          </table:table-cell>
          <table:table-cell table:number-columns-repeated="16374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float" office:value="26876" table:style-name="ce1">
            <text:p>2687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770451.2295086002" table:style-name="ce1">
            <text:p>-2770451.23</text:p>
          </table:table-cell>
          <table:table-cell office:value-type="float" office:value="-272482.59734579403" table:style-name="ce1">
            <text:p>-272482.5973</text:p>
          </table:table-cell>
          <table:table-cell office:value-type="float" office:value="251.95" table:style-name="ce1">
            <text:p>251.95</text:p>
          </table:table-cell>
          <table:table-cell office:value-type="float" office:value="2.09" table:style-name="ce1">
            <text:p>2.09</text:p>
          </table:table-cell>
          <table:table-cell office:value-type="float" office:value="1.0920110768587701" table:style-name="ce1">
            <text:p>1.092011077</text:p>
          </table:table-cell>
          <table:table-cell table:number-columns-repeated="16374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float" office:value="26877" table:style-name="ce1">
            <text:p>2687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773557.37295159" table:style-name="ce1">
            <text:p>-2773557.373</text:p>
          </table:table-cell>
          <table:table-cell office:value-type="float" office:value="-263095.06713844597" table:style-name="ce1">
            <text:p>-263095.0671</text:p>
          </table:table-cell>
          <table:table-cell office:value-type="float" office:value="210.67" table:style-name="ce1">
            <text:p>210.67</text:p>
          </table:table-cell>
          <table:table-cell office:value-type="float" office:value="17.079999999999998" table:style-name="ce1">
            <text:p>17.08</text:p>
          </table:table-cell>
          <table:table-cell office:value-type="float" office:value="11.4500234631628" table:style-name="ce1">
            <text:p>11.45002346</text:p>
          </table:table-cell>
          <table:table-cell table:number-columns-repeated="16374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26878" table:style-name="ce1">
            <text:p>2687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781511.3411840498" table:style-name="ce1">
            <text:p>-2781511.341</text:p>
          </table:table-cell>
          <table:table-cell office:value-type="float" office:value="-289727.34545046103" table:style-name="ce1">
            <text:p>-289727.3455</text:p>
          </table:table-cell>
          <table:table-cell office:value-type="float" office:value="264.08999999999997" table:style-name="ce1">
            <text:p>264.09</text:p>
          </table:table-cell>
          <table:table-cell office:value-type="float" office:value="16.61" table:style-name="ce1">
            <text:p>16.61</text:p>
          </table:table-cell>
          <table:table-cell office:value-type="float" office:value="8.1409596627946907" table:style-name="ce1">
            <text:p>8.140959663</text:p>
          </table:table-cell>
          <table:table-cell table:number-columns-repeated="16374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float" office:value="26879" table:style-name="ce1">
            <text:p>2687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768186.1729619401" table:style-name="ce1">
            <text:p>-2768186.173</text:p>
          </table:table-cell>
          <table:table-cell office:value-type="float" office:value="-269516.66650180402" table:style-name="ce1">
            <text:p>-269516.6665</text:p>
          </table:table-cell>
          <table:table-cell office:value-type="float" office:value="317.10000000000002" table:style-name="ce1">
            <text:p>317.1</text:p>
          </table:table-cell>
          <table:table-cell office:value-type="float" office:value="6.8500000000000103" table:style-name="ce1">
            <text:p>6.85</text:p>
          </table:table-cell>
          <table:table-cell office:value-type="float" office:value="2.6833281103102502" table:style-name="ce1">
            <text:p>2.68332811</text:p>
          </table:table-cell>
          <table:table-cell table:number-columns-repeated="16374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float" office:value="26880" table:style-name="ce1">
            <text:p>2688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770245.1143227099" table:style-name="ce1">
            <text:p>-2770245.114</text:p>
          </table:table-cell>
          <table:table-cell office:value-type="float" office:value="-272405.73851610802" table:style-name="ce1">
            <text:p>-272405.7385</text:p>
          </table:table-cell>
          <table:table-cell office:value-type="float" office:value="209.23" table:style-name="ce1">
            <text:p>209.23</text:p>
          </table:table-cell>
          <table:table-cell office:value-type="float" office:value="4.3499999999999996" table:style-name="ce1">
            <text:p>4.35</text:p>
          </table:table-cell>
          <table:table-cell office:value-type="float" office:value="2.91398713826367" table:style-name="ce1">
            <text:p>2.913987138</text:p>
          </table:table-cell>
          <table:table-cell table:number-columns-repeated="16374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float" office:value="26882" table:style-name="ce1">
            <text:p>2688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table:number-columns-repeated="2" table:style-name="ce1"/>
          <table:table-cell office:value-type="float" office:value="244.6" table:style-name="ce1">
            <text:p>244.6</text:p>
          </table:table-cell>
          <table:table-cell office:value-type="float" office:value="1.54" table:style-name="ce1">
            <text:p>1.54</text:p>
          </table:table-cell>
          <table:table-cell office:value-type="float" office:value="0.85007727975270397" table:style-name="ce1">
            <text:p>0.85007728</text:p>
          </table:table-cell>
          <table:table-cell table:number-columns-repeated="16374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float" office:value="26883" table:style-name="ce1">
            <text:p>2688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772046.16566105" table:style-name="ce1">
            <text:p>-2772046.166</text:p>
          </table:table-cell>
          <table:table-cell office:value-type="float" office:value="-271711.62819325301" table:style-name="ce1">
            <text:p>-271711.6282</text:p>
          </table:table-cell>
          <table:table-cell office:value-type="float" office:value="303.97000000000003" table:style-name="ce1">
            <text:p>303.97</text:p>
          </table:table-cell>
          <table:table-cell office:value-type="float" office:value="4.3899999999999997" table:style-name="ce1">
            <text:p>4.39</text:p>
          </table:table-cell>
          <table:table-cell office:value-type="float" office:value="1.82490854672431" table:style-name="ce1">
            <text:p>1.824908547</text:p>
          </table:table-cell>
          <table:table-cell table:number-columns-repeated="16374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26884" table:style-name="ce1">
            <text:p>2688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773557.37295159" table:style-name="ce1">
            <text:p>-2773557.373</text:p>
          </table:table-cell>
          <table:table-cell office:value-type="float" office:value="-263095.06713844597" table:style-name="ce1">
            <text:p>-263095.0671</text:p>
          </table:table-cell>
          <table:table-cell office:value-type="float" office:value="175.82" table:style-name="ce1">
            <text:p>175.82</text:p>
          </table:table-cell>
          <table:table-cell office:value-type="float" office:value="7.6" table:style-name="ce1">
            <text:p>7.6</text:p>
          </table:table-cell>
          <table:table-cell office:value-type="float" office:value="6.6654972811787401" table:style-name="ce1">
            <text:p>6.665497281</text:p>
          </table:table-cell>
          <table:table-cell table:number-columns-repeated="16374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float" office:value="26885" table:style-name="ce1">
            <text:p>26885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773050.7573610102" table:style-name="ce1">
            <text:p>-2773050.757</text:p>
          </table:table-cell>
          <table:table-cell office:value-type="float" office:value="-261563.78242921599" table:style-name="ce1">
            <text:p>-261563.7824</text:p>
          </table:table-cell>
          <table:table-cell office:value-type="float" office:value="322" table:style-name="ce1">
            <text:p>322</text:p>
          </table:table-cell>
          <table:table-cell office:value-type="float" office:value="1.65" table:style-name="ce1">
            <text:p>1.65</text:p>
          </table:table-cell>
          <table:table-cell office:value-type="float" office:value="0.63681976071015001" table:style-name="ce1">
            <text:p>0.636819761</text:p>
          </table:table-cell>
          <table:table-cell table:number-columns-repeated="16374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float" office:value="26886" table:style-name="ce1">
            <text:p>2688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775003.6085404302" table:style-name="ce1">
            <text:p>-2775003.609</text:p>
          </table:table-cell>
          <table:table-cell office:value-type="float" office:value="-285137.09881193301" table:style-name="ce1">
            <text:p>-285137.0988</text:p>
          </table:table-cell>
          <table:table-cell office:value-type="float" office:value="258.88" table:style-name="ce1">
            <text:p>258.88</text:p>
          </table:table-cell>
          <table:table-cell office:value-type="float" office:value="25.5" table:style-name="ce1">
            <text:p>25.5</text:p>
          </table:table-cell>
          <table:table-cell office:value-type="float" office:value="12.9823846858772" table:style-name="ce1">
            <text:p>12.98238469</text:p>
          </table:table-cell>
          <table:table-cell table:number-columns-repeated="16374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float" office:value="26887" table:style-name="ce1">
            <text:p>26887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773050.7573610102" table:style-name="ce1">
            <text:p>-2773050.757</text:p>
          </table:table-cell>
          <table:table-cell office:value-type="float" office:value="-261563.78242921599" table:style-name="ce1">
            <text:p>-261563.7824</text:p>
          </table:table-cell>
          <table:table-cell office:value-type="float" office:value="254.08" table:style-name="ce1">
            <text:p>254.08</text:p>
          </table:table-cell>
          <table:table-cell office:value-type="float" office:value="0.55000000000000404" table:style-name="ce1">
            <text:p>0.55</text:p>
          </table:table-cell>
          <table:table-cell office:value-type="float" office:value="0.28472330071957602" table:style-name="ce1">
            <text:p>0.284723301</text:p>
          </table:table-cell>
          <table:table-cell table:number-columns-repeated="16374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float" office:value="26889" table:style-name="ce1">
            <text:p>26889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768373.6989317099" table:style-name="ce1">
            <text:p>-2768373.699</text:p>
          </table:table-cell>
          <table:table-cell office:value-type="float" office:value="-269692.98881362501" table:style-name="ce1">
            <text:p>-269692.9888</text:p>
          </table:table-cell>
          <table:table-cell office:value-type="float" office:value="313.37" table:style-name="ce1">
            <text:p>313.37</text:p>
          </table:table-cell>
          <table:table-cell office:value-type="float" office:value="0.630000000000003" table:style-name="ce1">
            <text:p>0.63</text:p>
          </table:table-cell>
          <table:table-cell office:value-type="float" office:value="0.24842271293375501" table:style-name="ce1">
            <text:p>0.248422713</text:p>
          </table:table-cell>
          <table:table-cell table:number-columns-repeated="16374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float" office:value="26890" table:style-name="ce1">
            <text:p>26890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773381.5266765198" table:style-name="ce1">
            <text:p>-2773381.527</text:p>
          </table:table-cell>
          <table:table-cell office:value-type="float" office:value="-263740.72904451302" table:style-name="ce1">
            <text:p>-263740.729</text:p>
          </table:table-cell>
          <table:table-cell office:value-type="float" office:value="271.83999999999997" table:style-name="ce1">
            <text:p>271.84</text:p>
          </table:table-cell>
          <table:table-cell office:value-type="float" office:value="3.99" table:style-name="ce1">
            <text:p>3.99</text:p>
          </table:table-cell>
          <table:table-cell office:value-type="float" office:value="1.9179925972215599" table:style-name="ce1">
            <text:p>1.917992597</text:p>
          </table:table-cell>
          <table:table-cell table:number-columns-repeated="16374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float" office:value="26891" table:style-name="ce1">
            <text:p>2689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770251.9851866802" table:style-name="ce1">
            <text:p>-2770251.985</text:p>
          </table:table-cell>
          <table:table-cell office:value-type="float" office:value="-271996.61422091402" table:style-name="ce1">
            <text:p>-271996.6142</text:p>
          </table:table-cell>
          <table:table-cell office:value-type="float" office:value="301.60000000000002" table:style-name="ce1">
            <text:p>301.6</text:p>
          </table:table-cell>
          <table:table-cell office:value-type="float" office:value="0.21000000000000099" table:style-name="ce1">
            <text:p>0.21</text:p>
          </table:table-cell>
          <table:table-cell office:value-type="float" office:value="8.7748621093097501E-2" table:style-name="ce1">
            <text:p>0.087748621</text:p>
          </table:table-cell>
          <table:table-cell table:number-columns-repeated="16374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float" office:value="26892" table:style-name="ce1">
            <text:p>2689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799782.6067785602" table:style-name="ce1">
            <text:p>-2799782.607</text:p>
          </table:table-cell>
          <table:table-cell office:value-type="float" office:value="-253002.21314164199" table:style-name="ce1">
            <text:p>-253002.2131</text:p>
          </table:table-cell>
          <table:table-cell office:value-type="float" office:value="306.11" table:style-name="ce1">
            <text:p>306.11</text:p>
          </table:table-cell>
          <table:table-cell office:value-type="float" office:value="2.09" table:style-name="ce1">
            <text:p>2.09</text:p>
          </table:table-cell>
          <table:table-cell office:value-type="float" office:value="0.86639306885544998" table:style-name="ce1">
            <text:p>0.866393069</text:p>
          </table:table-cell>
          <table:table-cell table:number-columns-repeated="16374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float" office:value="26893" table:style-name="ce1">
            <text:p>2689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768186.1729619401" table:style-name="ce1">
            <text:p>-2768186.173</text:p>
          </table:table-cell>
          <table:table-cell office:value-type="float" office:value="-269516.66650180402" table:style-name="ce1">
            <text:p>-269516.6665</text:p>
          </table:table-cell>
          <table:table-cell office:value-type="float" office:value="316.69" table:style-name="ce1">
            <text:p>316.69</text:p>
          </table:table-cell>
          <table:table-cell office:value-type="float" office:value="2.4" table:style-name="ce1">
            <text:p>2.4</text:p>
          </table:table-cell>
          <table:table-cell office:value-type="float" office:value="0.94036517514301299" table:style-name="ce1">
            <text:p>0.940365175</text:p>
          </table:table-cell>
          <table:table-cell table:number-columns-repeated="16374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float" office:value="26894" table:style-name="ce1">
            <text:p>2689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767528.8616289198" table:style-name="ce1">
            <text:p>-2767528.862</text:p>
          </table:table-cell>
          <table:table-cell office:value-type="float" office:value="-275632.02912940702" table:style-name="ce1">
            <text:p>-275632.0291</text:p>
          </table:table-cell>
          <table:table-cell office:value-type="float" office:value="304.07" table:style-name="ce1">
            <text:p>304.07</text:p>
          </table:table-cell>
          <table:table-cell office:value-type="float" office:value="0.64000000000000101" table:style-name="ce1">
            <text:p>0.64</text:p>
          </table:table-cell>
          <table:table-cell office:value-type="float" office:value="0.26327697560574298" table:style-name="ce1">
            <text:p>0.263276976</text:p>
          </table:table-cell>
          <table:table-cell table:number-columns-repeated="16374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float" office:value="26895" table:style-name="ce1">
            <text:p>26895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768628.0990721402" table:style-name="ce1">
            <text:p>-2768628.099</text:p>
          </table:table-cell>
          <table:table-cell office:value-type="float" office:value="-268442.98183151899" table:style-name="ce1">
            <text:p>-268442.9818</text:p>
          </table:table-cell>
          <table:table-cell office:value-type="float" office:value="167.05" table:style-name="ce1">
            <text:p>167.05</text:p>
          </table:table-cell>
          <table:table-cell office:value-type="float" office:value="1.8" table:style-name="ce1">
            <text:p>1.8</text:p>
          </table:table-cell>
          <table:table-cell office:value-type="float" office:value="1.72711571675303" table:style-name="ce1">
            <text:p>1.727115717</text:p>
          </table:table-cell>
          <table:table-cell table:number-columns-repeated="16374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float" office:value="26896" table:style-name="ce1">
            <text:p>2689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802751.6399324802" table:style-name="ce1">
            <text:p>-2802751.64</text:p>
          </table:table-cell>
          <table:table-cell office:value-type="float" office:value="-258448.30096113801" table:style-name="ce1">
            <text:p>-258448.301</text:p>
          </table:table-cell>
          <table:table-cell office:value-type="float" office:value="294.66000000000003" table:style-name="ce1">
            <text:p>294.66</text:p>
          </table:table-cell>
          <table:table-cell office:value-type="float" office:value="2.31" table:style-name="ce1">
            <text:p>2.31</text:p>
          </table:table-cell>
          <table:table-cell office:value-type="float" office:value="0.99513203808211004" table:style-name="ce1">
            <text:p>0.995132038</text:p>
          </table:table-cell>
          <table:table-cell table:number-columns-repeated="16374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float" office:value="26897" table:style-name="ce1">
            <text:p>26897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768628.0990721402" table:style-name="ce1">
            <text:p>-2768628.099</text:p>
          </table:table-cell>
          <table:table-cell office:value-type="float" office:value="-268442.98183151899" table:style-name="ce1">
            <text:p>-268442.9818</text:p>
          </table:table-cell>
          <table:table-cell office:value-type="float" office:value="301.10000000000002" table:style-name="ce1">
            <text:p>301.1</text:p>
          </table:table-cell>
          <table:table-cell office:value-type="float" office:value="6.6" table:style-name="ce1">
            <text:p>6.6</text:p>
          </table:table-cell>
          <table:table-cell office:value-type="float" office:value="2.7645136969087698" table:style-name="ce1">
            <text:p>2.764513697</text:p>
          </table:table-cell>
          <table:table-cell table:number-columns-repeated="16374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float" office:value="26898" table:style-name="ce1">
            <text:p>26898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770251.9851866802" table:style-name="ce1">
            <text:p>-2770251.985</text:p>
          </table:table-cell>
          <table:table-cell office:value-type="float" office:value="-271996.61422091402" table:style-name="ce1">
            <text:p>-271996.6142</text:p>
          </table:table-cell>
          <table:table-cell office:value-type="float" office:value="585.54" table:style-name="ce1">
            <text:p>585.54</text:p>
          </table:table-cell>
          <table:table-cell table:number-columns-repeated="16376" table:style-name="ce1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float" office:value="26899" table:style-name="ce1">
            <text:p>26899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773050.7573610102" table:style-name="ce1">
            <text:p>-2773050.757</text:p>
          </table:table-cell>
          <table:table-cell office:value-type="float" office:value="-261563.78242921599" table:style-name="ce1">
            <text:p>-261563.7824</text:p>
          </table:table-cell>
          <table:table-cell office:value-type="float" office:value="270.39" table:style-name="ce1">
            <text:p>270.39</text:p>
          </table:table-cell>
          <table:table-cell office:value-type="float" office:value="1.85" table:style-name="ce1">
            <text:p>1.85</text:p>
          </table:table-cell>
          <table:table-cell office:value-type="float" office:value="0.89928057553956897" table:style-name="ce1">
            <text:p>0.899280576</text:p>
          </table:table-cell>
          <table:table-cell table:number-columns-repeated="16374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float" office:value="26900" table:style-name="ce1">
            <text:p>2690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772389.88044143" table:style-name="ce1">
            <text:p>-2772389.88</text:p>
          </table:table-cell>
          <table:table-cell office:value-type="float" office:value="-272855.199075374" table:style-name="ce1">
            <text:p>-272855.1991</text:p>
          </table:table-cell>
          <table:table-cell office:value-type="float" office:value="306.02" table:style-name="ce1">
            <text:p>306.02</text:p>
          </table:table-cell>
          <table:table-cell office:value-type="float" office:value="1.29" table:style-name="ce1">
            <text:p>1.29</text:p>
          </table:table-cell>
          <table:table-cell office:value-type="float" office:value="0.53292572089564505" table:style-name="ce1">
            <text:p>0.532925721</text:p>
          </table:table-cell>
          <table:table-cell table:number-columns-repeated="16374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float" office:value="26901" table:style-name="ce1">
            <text:p>2690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table:number-columns-repeated="2" table:style-name="ce1"/>
          <table:table-cell office:value-type="float" office:value="296.20999999999998" table:style-name="ce1">
            <text:p>296.21</text:p>
          </table:table-cell>
          <table:table-cell office:value-type="float" office:value="2.4500000000000002" table:style-name="ce1">
            <text:p>2.45</text:p>
          </table:table-cell>
          <table:table-cell office:value-type="float" office:value="1.0560800034484299" table:style-name="ce1">
            <text:p>1.056080003</text:p>
          </table:table-cell>
          <table:table-cell table:number-columns-repeated="16374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float" office:value="26902" table:style-name="ce1">
            <text:p>2690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802751.6399324802" table:style-name="ce1">
            <text:p>-2802751.64</text:p>
          </table:table-cell>
          <table:table-cell office:value-type="float" office:value="-258448.30096113801" table:style-name="ce1">
            <text:p>-258448.301</text:p>
          </table:table-cell>
          <table:table-cell office:value-type="float" office:value="218.82" table:style-name="ce1">
            <text:p>218.82</text:p>
          </table:table-cell>
          <table:table-cell office:value-type="float" office:value="26.2" table:style-name="ce1">
            <text:p>26.2</text:p>
          </table:table-cell>
          <table:table-cell office:value-type="float" office:value="16.953539536689501" table:style-name="ce1">
            <text:p>16.95353954</text:p>
          </table:table-cell>
          <table:table-cell table:number-columns-repeated="16374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float" office:value="26903" table:style-name="ce1">
            <text:p>2690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table:number-columns-repeated="2" table:style-name="ce1"/>
          <table:table-cell office:value-type="float" office:value="171.58" table:style-name="ce1">
            <text:p>171.58</text:p>
          </table:table-cell>
          <table:table-cell office:value-type="float" office:value="3.99" table:style-name="ce1">
            <text:p>3.99</text:p>
          </table:table-cell>
          <table:table-cell office:value-type="float" office:value="3.68659336597986" table:style-name="ce1">
            <text:p>3.686593366</text:p>
          </table:table-cell>
          <table:table-cell table:number-columns-repeated="16374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float" office:value="26904" table:style-name="ce1">
            <text:p>2690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770245.1143227099" table:style-name="ce1">
            <text:p>-2770245.114</text:p>
          </table:table-cell>
          <table:table-cell office:value-type="float" office:value="-272405.73851610802" table:style-name="ce1">
            <text:p>-272405.7385</text:p>
          </table:table-cell>
          <table:table-cell office:value-type="float" office:value="340.59" table:style-name="ce1">
            <text:p>340.59</text:p>
          </table:table-cell>
          <table:table-cell office:value-type="float" office:value="8.9" table:style-name="ce1">
            <text:p>8.9</text:p>
          </table:table-cell>
          <table:table-cell office:value-type="float" office:value="3.2223026792179601" table:style-name="ce1">
            <text:p>3.222302679</text:p>
          </table:table-cell>
          <table:table-cell table:number-columns-repeated="16374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float" office:value="26905" table:style-name="ce1">
            <text:p>2690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799343.21058445" table:style-name="ce1">
            <text:p>-2799343.211</text:p>
          </table:table-cell>
          <table:table-cell office:value-type="float" office:value="-253649.88307188201" table:style-name="ce1">
            <text:p>-253649.8831</text:p>
          </table:table-cell>
          <table:table-cell office:value-type="float" office:value="207.42" table:style-name="ce1">
            <text:p>207.42</text:p>
          </table:table-cell>
          <table:table-cell office:value-type="float" office:value="52.12" table:style-name="ce1">
            <text:p>52.12</text:p>
          </table:table-cell>
          <table:table-cell office:value-type="float" office:value="25.251937984496099" table:style-name="ce1">
            <text:p>25.25193798</text:p>
          </table:table-cell>
          <table:table-cell table:number-columns-repeated="16374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float" office:value="26906" table:style-name="ce1">
            <text:p>2690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775003.6085404302" table:style-name="ce1">
            <text:p>-2775003.609</text:p>
          </table:table-cell>
          <table:table-cell office:value-type="float" office:value="-285137.09881193301" table:style-name="ce1">
            <text:p>-285137.0988</text:p>
          </table:table-cell>
          <table:table-cell office:value-type="float" office:value="318.87" table:style-name="ce1">
            <text:p>318.87</text:p>
          </table:table-cell>
          <table:table-cell office:value-type="float" office:value="32.1" table:style-name="ce1">
            <text:p>32.1</text:p>
          </table:table-cell>
          <table:table-cell office:value-type="float" office:value="10.078492935635801" table:style-name="ce1">
            <text:p>10.07849294</text:p>
          </table:table-cell>
          <table:table-cell table:number-columns-repeated="16374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float" office:value="26907" table:style-name="ce1">
            <text:p>2690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769270.1919840402" table:style-name="ce1">
            <text:p>-2769270.192</text:p>
          </table:table-cell>
          <table:table-cell office:value-type="float" office:value="-267787.66652049602" table:style-name="ce1">
            <text:p>-267787.6665</text:p>
          </table:table-cell>
          <table:table-cell office:value-type="float" office:value="276.16000000000003" table:style-name="ce1">
            <text:p>276.16</text:p>
          </table:table-cell>
          <table:table-cell office:value-type="float" office:value="8.1199999999999992" table:style-name="ce1">
            <text:p>8.12</text:p>
          </table:table-cell>
          <table:table-cell office:value-type="float" office:value="2.9473684210526301" table:style-name="ce1">
            <text:p>2.947368421</text:p>
          </table:table-cell>
          <table:table-cell table:number-columns-repeated="16374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float" office:value="26908" table:style-name="ce1">
            <text:p>2690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W</text:p>
          </table:table-cell>
          <table:table-cell office:value-type="float" office:value="2019" table:style-name="ce1">
            <text:p>2019</text:p>
          </table:table-cell>
          <table:table-cell office:value-type="float" office:value="-2771795.8689182098" table:style-name="ce1">
            <text:p>-2771795.869</text:p>
          </table:table-cell>
          <table:table-cell office:value-type="float" office:value="-272087.15647636098" table:style-name="ce1">
            <text:p>-272087.1565</text:p>
          </table:table-cell>
          <table:table-cell office:value-type="float" office:value="197.72" table:style-name="ce1">
            <text:p>197.72</text:p>
          </table:table-cell>
          <table:table-cell office:value-type="float" office:value="11.96" table:style-name="ce1">
            <text:p>11.96</text:p>
          </table:table-cell>
          <table:table-cell office:value-type="float" office:value="6.0927152317880804" table:style-name="ce1">
            <text:p>6.092715232</text:p>
          </table:table-cell>
          <table:table-cell table:number-columns-repeated="16374"/>
        </table:table-row>
        <table:table-row table:number-rows-repeated="1048501" table:style-name="ro1">
          <table:table-cell table:number-columns-repeated="16384"/>
        </table:table-row>
      </table:table>
      <table:table table:name="Ikerasak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2">
            <text:p>Sample ID</text:p>
          </table:table-cell>
          <table:table-cell office:value-type="string" table:style-name="ce2">
            <text:p>Iceberg</text:p>
          </table:table-cell>
          <table:table-cell office:value-type="string" table:style-name="ce2">
            <text:p>Sample</text:p>
          </table:table-cell>
          <table:table-cell office:value-type="string" table:style-name="ce2">
            <text:p>Region</text:p>
          </table:table-cell>
          <table:table-cell office:value-type="string" table:style-name="ce2">
            <text:p>Year</text:p>
          </table:table-cell>
          <table:table-cell office:value-type="string" table:style-name="ce2">
            <text:p>Latitude</text:p>
          </table:table-cell>
          <table:table-cell office:value-type="string" table:style-name="ce2">
            <text:p>Longitude</text:p>
          </table:table-cell>
          <table:table-cell office:value-type="string" table:style-name="ce2">
            <text:p>Field weight</text:p>
          </table:table-cell>
          <table:table-cell office:value-type="string" table:style-name="ce2">
            <text:p>Sediment weight</text:p>
          </table:table-cell>
          <table:table-cell office:value-type="string" table:style-name="ce2">
            <text:p>RSC</text:p>
          </table:table-cell>
          <table:table-cell table:number-columns-repeated="16373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7835" table:style-name="ce1">
            <text:p>27835</text:p>
          </table:table-cell>
          <table:table-cell office:value-type="float" office:value="18" table:style-name="ce1">
            <text:p>18</text:p>
          </table:table-cell>
          <table:table-cell office:value-type="float" office:value="18.3" table:style-name="ce1">
            <text:p>18.3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office:value-type="float" office:value="-2180730.56362506" table:style-name="ce1">
            <text:p>-2180730.564</text:p>
          </table:table-cell>
          <table:table-cell office:value-type="float" office:value="-215086.39304805" table:style-name="ce1">
            <text:p>-215086.393</text:p>
          </table:table-cell>
          <table:table-cell office:value-type="float" office:value="345.96" table:style-name="ce1">
            <text:p>345.96</text:p>
          </table:table-cell>
          <table:table-cell office:value-type="float" office:value="37.22" table:style-name="ce1">
            <text:p>37.22</text:p>
          </table:table-cell>
          <table:table-cell office:value-type="float" office:value="13.0807619315386" table:style-name="ce1">
            <text:p>13.08076193</text:p>
          </table:table-cell>
          <table:table-cell table:number-columns-repeated="16373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7836" table:style-name="ce1">
            <text:p>27836</text:p>
          </table:table-cell>
          <table:table-cell office:value-type="float" office:value="13" table:style-name="ce1">
            <text:p>13</text:p>
          </table:table-cell>
          <table:table-cell office:value-type="float" office:value="13.1" table:style-name="ce1">
            <text:p>13.1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table:number-columns-repeated="2" table:style-name="ce1"/>
          <table:table-cell office:value-type="float" office:value="334.15" table:style-name="ce1">
            <text:p>334.15</text:p>
          </table:table-cell>
          <table:table-cell office:value-type="float" office:value="52.44" table:style-name="ce1">
            <text:p>52.44</text:p>
          </table:table-cell>
          <table:table-cell office:value-type="float" office:value="19.184196085604501" table:style-name="ce1">
            <text:p>19.18419609</text:p>
          </table:table-cell>
          <table:table-cell table:number-columns-repeated="1637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27837" table:style-name="ce1">
            <text:p>27837</text:p>
          </table:table-cell>
          <table:table-cell office:value-type="float" office:value="19" table:style-name="ce1">
            <text:p>19</text:p>
          </table:table-cell>
          <table:table-cell office:value-type="float" office:value="19.2" table:style-name="ce1">
            <text:p>19.2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office:value-type="float" office:value="-2180749.5115800798" table:style-name="ce1">
            <text:p>-2180749.512</text:p>
          </table:table-cell>
          <table:table-cell office:value-type="float" office:value="-216524.117503813" table:style-name="ce1">
            <text:p>-216524.1175</text:p>
          </table:table-cell>
          <table:table-cell office:value-type="float" office:value="318.44" table:style-name="ce1">
            <text:p>318.44</text:p>
          </table:table-cell>
          <table:table-cell office:value-type="float" office:value="23.93" table:style-name="ce1">
            <text:p>23.93</text:p>
          </table:table-cell>
          <table:table-cell office:value-type="float" office:value="9.2773513220128692" table:style-name="ce1">
            <text:p>9.277351322</text:p>
          </table:table-cell>
          <table:table-cell table:number-columns-repeated="16373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27838" table:style-name="ce1">
            <text:p>27838</text:p>
          </table:table-cell>
          <table:table-cell office:value-type="float" office:value="10" table:style-name="ce1">
            <text:p>10</text:p>
          </table:table-cell>
          <table:table-cell office:value-type="float" office:value="10.3" table:style-name="ce1">
            <text:p>10.3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office:value-type="float" office:value="-2179393.0568011501" table:style-name="ce1">
            <text:p>-2179393.057</text:p>
          </table:table-cell>
          <table:table-cell office:value-type="float" office:value="-215983.231181082" table:style-name="ce1">
            <text:p>-215983.2312</text:p>
          </table:table-cell>
          <table:table-cell office:value-type="float" office:value="389.44" table:style-name="ce1">
            <text:p>389.44</text:p>
          </table:table-cell>
          <table:table-cell office:value-type="float" office:value="81.87" table:style-name="ce1">
            <text:p>81.87</text:p>
          </table:table-cell>
          <table:table-cell office:value-type="float" office:value="24.983978760413802" table:style-name="ce1">
            <text:p>24.98397876</text:p>
          </table:table-cell>
          <table:table-cell table:number-columns-repeated="16373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7839" table:style-name="ce1">
            <text:p>27839</text:p>
          </table:table-cell>
          <table:table-cell office:value-type="float" office:value="11" table:style-name="ce1">
            <text:p>11</text:p>
          </table:table-cell>
          <table:table-cell office:value-type="float" office:value="11.2" table:style-name="ce1">
            <text:p>11.2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office:value-type="float" office:value="-2179710.1564780502" table:style-name="ce1">
            <text:p>-2179710.156</text:p>
          </table:table-cell>
          <table:table-cell office:value-type="float" office:value="-215029.195267331" table:style-name="ce1">
            <text:p>-215029.1953</text:p>
          </table:table-cell>
          <table:table-cell office:value-type="float" office:value="398.48" table:style-name="ce1">
            <text:p>398.48</text:p>
          </table:table-cell>
          <table:table-cell office:value-type="float" office:value="86.68" table:style-name="ce1">
            <text:p>86.68</text:p>
          </table:table-cell>
          <table:table-cell office:value-type="float" office:value="25.729466591468999" table:style-name="ce1">
            <text:p>25.72946659</text:p>
          </table:table-cell>
          <table:table-cell table:number-columns-repeated="16373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7840" table:style-name="ce1">
            <text:p>27840</text:p>
          </table:table-cell>
          <table:table-cell office:value-type="float" office:value="19" table:style-name="ce1">
            <text:p>19</text:p>
          </table:table-cell>
          <table:table-cell office:value-type="float" office:value="19.3" table:style-name="ce1">
            <text:p>19.3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office:value-type="float" office:value="-2180749.5115800798" table:style-name="ce1">
            <text:p>-2180749.512</text:p>
          </table:table-cell>
          <table:table-cell office:value-type="float" office:value="-216524.117503813" table:style-name="ce1">
            <text:p>-216524.1175</text:p>
          </table:table-cell>
          <table:table-cell office:value-type="float" office:value="315.33" table:style-name="ce1">
            <text:p>315.33</text:p>
          </table:table-cell>
          <table:table-cell office:value-type="float" office:value="2.76" table:style-name="ce1">
            <text:p>2.76</text:p>
          </table:table-cell>
          <table:table-cell office:value-type="float" office:value="1.0864003148986401" table:style-name="ce1">
            <text:p>1.086400315</text:p>
          </table:table-cell>
          <table:table-cell table:number-columns-repeated="16373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7841" table:style-name="ce1">
            <text:p>27841</text:p>
          </table:table-cell>
          <table:table-cell office:value-type="float" office:value="14" table:style-name="ce1">
            <text:p>14</text:p>
          </table:table-cell>
          <table:table-cell office:value-type="float" office:value="14.3" table:style-name="ce1">
            <text:p>14.3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office:value-type="float" office:value="-2180049.8667956302" table:style-name="ce1">
            <text:p>-2180049.867</text:p>
          </table:table-cell>
          <table:table-cell office:value-type="float" office:value="-209611.36431809" table:style-name="ce1">
            <text:p>-209611.3643</text:p>
          </table:table-cell>
          <table:table-cell office:value-type="float" office:value="330" table:style-name="ce1">
            <text:p>330</text:p>
          </table:table-cell>
          <table:table-cell office:value-type="float" office:value="42.31" table:style-name="ce1">
            <text:p>42.31</text:p>
          </table:table-cell>
          <table:table-cell office:value-type="float" office:value="15.731548614984201" table:style-name="ce1">
            <text:p>15.73154861</text:p>
          </table:table-cell>
          <table:table-cell table:number-columns-repeated="16373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27842" table:style-name="ce1">
            <text:p>27842</text:p>
          </table:table-cell>
          <table:table-cell office:value-type="float" office:value="21" table:style-name="ce1">
            <text:p>21</text:p>
          </table:table-cell>
          <table:table-cell office:value-type="float" office:value="21.3" table:style-name="ce1">
            <text:p>21.3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office:value-type="float" office:value="-2189369.60184245" table:style-name="ce1">
            <text:p>-2189369.602</text:p>
          </table:table-cell>
          <table:table-cell office:value-type="float" office:value="-213775.64745736" table:style-name="ce1">
            <text:p>-213775.6475</text:p>
          </table:table-cell>
          <table:table-cell office:value-type="float" office:value="558.54" table:style-name="ce1">
            <text:p>558.54</text:p>
          </table:table-cell>
          <table:table-cell office:value-type="float" office:value="32.86" table:style-name="ce1">
            <text:p>32.86</text:p>
          </table:table-cell>
          <table:table-cell office:value-type="float" office:value="6.6111379365845799" table:style-name="ce1">
            <text:p>6.611137937</text:p>
          </table:table-cell>
          <table:table-cell table:number-columns-repeated="16373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27843" table:style-name="ce1">
            <text:p>27843</text:p>
          </table:table-cell>
          <table:table-cell office:value-type="float" office:value="13" table:style-name="ce1">
            <text:p>13</text:p>
          </table:table-cell>
          <table:table-cell office:value-type="float" office:value="13.3" table:style-name="ce1">
            <text:p>13.3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table:number-columns-repeated="2" table:style-name="ce1"/>
          <table:table-cell office:value-type="float" office:value="330.05" table:style-name="ce1">
            <text:p>330.05</text:p>
          </table:table-cell>
          <table:table-cell office:value-type="float" office:value="69.2" table:style-name="ce1">
            <text:p>69.2</text:p>
          </table:table-cell>
          <table:table-cell office:value-type="float" office:value="25.679085646430199" table:style-name="ce1">
            <text:p>25.67908565</text:p>
          </table:table-cell>
          <table:table-cell table:number-columns-repeated="16373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27844" table:style-name="ce1">
            <text:p>27844</text:p>
          </table:table-cell>
          <table:table-cell office:value-type="float" office:value="10" table:style-name="ce1">
            <text:p>10</text:p>
          </table:table-cell>
          <table:table-cell office:value-type="float" office:value="10.199999999999999" table:style-name="ce1">
            <text:p>10.2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office:value-type="float" office:value="-2179393.0568011501" table:style-name="ce1">
            <text:p>-2179393.057</text:p>
          </table:table-cell>
          <table:table-cell office:value-type="float" office:value="-215983.231181082" table:style-name="ce1">
            <text:p>-215983.2312</text:p>
          </table:table-cell>
          <table:table-cell office:value-type="float" office:value="341.75" table:style-name="ce1">
            <text:p>341.75</text:p>
          </table:table-cell>
          <table:table-cell office:value-type="float" office:value="57.95" table:style-name="ce1">
            <text:p>57.95</text:p>
          </table:table-cell>
          <table:table-cell office:value-type="float" office:value="20.589071271228601" table:style-name="ce1">
            <text:p>20.58907127</text:p>
          </table:table-cell>
          <table:table-cell table:number-columns-repeated="16373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27845" table:style-name="ce1">
            <text:p>27845</text:p>
          </table:table-cell>
          <table:table-cell office:value-type="float" office:value="10" table:style-name="ce1">
            <text:p>10</text:p>
          </table:table-cell>
          <table:table-cell office:value-type="float" office:value="10.1" table:style-name="ce1">
            <text:p>10.1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office:value-type="float" office:value="-2179393.0568011501" table:style-name="ce1">
            <text:p>-2179393.057</text:p>
          </table:table-cell>
          <table:table-cell office:value-type="float" office:value="-215983.231181082" table:style-name="ce1">
            <text:p>-215983.2312</text:p>
          </table:table-cell>
          <table:table-cell office:value-type="float" office:value="313.92" table:style-name="ce1">
            <text:p>313.92</text:p>
          </table:table-cell>
          <table:table-cell office:value-type="float" office:value="43.95" table:style-name="ce1">
            <text:p>43.95</text:p>
          </table:table-cell>
          <table:table-cell office:value-type="float" office:value="17.361248271775601" table:style-name="ce1">
            <text:p>17.36124827</text:p>
          </table:table-cell>
          <table:table-cell table:number-columns-repeated="16373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27846" table:style-name="ce1">
            <text:p>27846</text:p>
          </table:table-cell>
          <table:table-cell office:value-type="float" office:value="15" table:style-name="ce1">
            <text:p>15</text:p>
          </table:table-cell>
          <table:table-cell office:value-type="float" office:value="15.3" table:style-name="ce1">
            <text:p>15.3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office:value-type="float" office:value="-2179899.7781283702" table:style-name="ce1">
            <text:p>-2179899.778</text:p>
          </table:table-cell>
          <table:table-cell office:value-type="float" office:value="-209485.54080377199" table:style-name="ce1">
            <text:p>-209485.5408</text:p>
          </table:table-cell>
          <table:table-cell office:value-type="float" office:value="363.79" table:style-name="ce1">
            <text:p>363.79</text:p>
          </table:table-cell>
          <table:table-cell office:value-type="float" office:value="25.9" table:style-name="ce1">
            <text:p>25.9</text:p>
          </table:table-cell>
          <table:table-cell office:value-type="float" office:value="8.5602855631940802" table:style-name="ce1">
            <text:p>8.560285563</text:p>
          </table:table-cell>
          <table:table-cell table:number-columns-repeated="16373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27847" table:style-name="ce1">
            <text:p>27847</text:p>
          </table:table-cell>
          <table:table-cell office:value-type="float" office:value="22" table:style-name="ce1">
            <text:p>22</text:p>
          </table:table-cell>
          <table:table-cell office:value-type="float" office:value="22.3" table:style-name="ce1">
            <text:p>22.3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office:value-type="float" office:value="-2189352.1268371702" table:style-name="ce1">
            <text:p>-2189352.127</text:p>
          </table:table-cell>
          <table:table-cell office:value-type="float" office:value="-214148.363222827" table:style-name="ce1">
            <text:p>-214148.3632</text:p>
          </table:table-cell>
          <table:table-cell office:value-type="float" office:value="471.38" table:style-name="ce1">
            <text:p>471.38</text:p>
          </table:table-cell>
          <table:table-cell office:value-type="float" office:value="30.63" table:style-name="ce1">
            <text:p>30.63</text:p>
          </table:table-cell>
          <table:table-cell office:value-type="float" office:value="7.4641777951067398" table:style-name="ce1">
            <text:p>7.464177795</text:p>
          </table:table-cell>
          <table:table-cell table:number-columns-repeated="16373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27848" table:style-name="ce1">
            <text:p>27848</text:p>
          </table:table-cell>
          <table:table-cell office:value-type="float" office:value="12" table:style-name="ce1">
            <text:p>12</text:p>
          </table:table-cell>
          <table:table-cell office:value-type="float" office:value="12.2" table:style-name="ce1">
            <text:p>12.2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office:value-type="float" office:value="-2179776.8060687999" table:style-name="ce1">
            <text:p>-2179776.806</text:p>
          </table:table-cell>
          <table:table-cell office:value-type="float" office:value="-215217.20355161899" table:style-name="ce1">
            <text:p>-215217.2036</text:p>
          </table:table-cell>
          <table:table-cell office:value-type="float" office:value="309.52" table:style-name="ce1">
            <text:p>309.52</text:p>
          </table:table-cell>
          <table:table-cell office:value-type="float" office:value="18.25" table:style-name="ce1">
            <text:p>18.25</text:p>
          </table:table-cell>
          <table:table-cell office:value-type="float" office:value="7.3166820350398902" table:style-name="ce1">
            <text:p>7.316682035</text:p>
          </table:table-cell>
          <table:table-cell table:number-columns-repeated="16373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27849" table:style-name="ce1">
            <text:p>27849</text:p>
          </table:table-cell>
          <table:table-cell office:value-type="float" office:value="20" table:style-name="ce1">
            <text:p>20</text:p>
          </table:table-cell>
          <table:table-cell office:value-type="float" office:value="20.100000000000001" table:style-name="ce1">
            <text:p>20.1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office:value-type="float" office:value="-2189505.27522384" table:style-name="ce1">
            <text:p>-2189505.275</text:p>
          </table:table-cell>
          <table:table-cell office:value-type="float" office:value="-213419.358376825" table:style-name="ce1">
            <text:p>-213419.3584</text:p>
          </table:table-cell>
          <table:table-cell office:value-type="float" office:value="303.19" table:style-name="ce1">
            <text:p>303.19</text:p>
          </table:table-cell>
          <table:table-cell office:value-type="float" office:value="10.210000000000001" table:style-name="ce1">
            <text:p>10.21</text:p>
          </table:table-cell>
          <table:table-cell office:value-type="float" office:value="4.2120462046204601" table:style-name="ce1">
            <text:p>4.212046205</text:p>
          </table:table-cell>
          <table:table-cell table:number-columns-repeated="16373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27850" table:style-name="ce1">
            <text:p>27850</text:p>
          </table:table-cell>
          <table:table-cell office:value-type="float" office:value="11" table:style-name="ce1">
            <text:p>11</text:p>
          </table:table-cell>
          <table:table-cell office:value-type="float" office:value="11.3" table:style-name="ce1">
            <text:p>11.3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office:value-type="float" office:value="-2179710.1564780502" table:style-name="ce1">
            <text:p>-2179710.156</text:p>
          </table:table-cell>
          <table:table-cell office:value-type="float" office:value="-215029.195267331" table:style-name="ce1">
            <text:p>-215029.1953</text:p>
          </table:table-cell>
          <table:table-cell office:value-type="float" office:value="340.58" table:style-name="ce1">
            <text:p>340.58</text:p>
          </table:table-cell>
          <table:table-cell office:value-type="float" office:value="64.55" table:style-name="ce1">
            <text:p>64.55</text:p>
          </table:table-cell>
          <table:table-cell office:value-type="float" office:value="23.1005976452063" table:style-name="ce1">
            <text:p>23.10059765</text:p>
          </table:table-cell>
          <table:table-cell table:number-columns-repeated="16373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27851" table:style-name="ce1">
            <text:p>27851</text:p>
          </table:table-cell>
          <table:table-cell office:value-type="float" office:value="20" table:style-name="ce1">
            <text:p>20</text:p>
          </table:table-cell>
          <table:table-cell office:value-type="float" office:value="20.3" table:style-name="ce1">
            <text:p>20.3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office:value-type="float" office:value="-2189505.27522384" table:style-name="ce1">
            <text:p>-2189505.275</text:p>
          </table:table-cell>
          <table:table-cell office:value-type="float" office:value="-213419.358376825" table:style-name="ce1">
            <text:p>-213419.3584</text:p>
          </table:table-cell>
          <table:table-cell office:value-type="float" office:value="323.69" table:style-name="ce1">
            <text:p>323.69</text:p>
          </table:table-cell>
          <table:table-cell office:value-type="float" office:value="9.27" table:style-name="ce1">
            <text:p>9.27</text:p>
          </table:table-cell>
          <table:table-cell office:value-type="float" office:value="3.5303526544291302" table:style-name="ce1">
            <text:p>3.530352654</text:p>
          </table:table-cell>
          <table:table-cell table:number-columns-repeated="16373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27852" table:style-name="ce1">
            <text:p>27852</text:p>
          </table:table-cell>
          <table:table-cell office:value-type="float" office:value="15" table:style-name="ce1">
            <text:p>15</text:p>
          </table:table-cell>
          <table:table-cell office:value-type="float" office:value="15.2" table:style-name="ce1">
            <text:p>15.2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office:value-type="float" office:value="-2179899.7781283702" table:style-name="ce1">
            <text:p>-2179899.778</text:p>
          </table:table-cell>
          <table:table-cell office:value-type="float" office:value="-209485.54080377199" table:style-name="ce1">
            <text:p>-209485.5408</text:p>
          </table:table-cell>
          <table:table-cell office:value-type="float" office:value="334.51" table:style-name="ce1">
            <text:p>334.51</text:p>
          </table:table-cell>
          <table:table-cell office:value-type="float" office:value="19.25" table:style-name="ce1">
            <text:p>19.25</text:p>
          </table:table-cell>
          <table:table-cell office:value-type="float" office:value="7.0456042749432699" table:style-name="ce1">
            <text:p>7.045604275</text:p>
          </table:table-cell>
          <table:table-cell table:number-columns-repeated="16373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27853" table:style-name="ce1">
            <text:p>27853</text:p>
          </table:table-cell>
          <table:table-cell office:value-type="float" office:value="12" table:style-name="ce1">
            <text:p>12</text:p>
          </table:table-cell>
          <table:table-cell office:value-type="float" office:value="12.3" table:style-name="ce1">
            <text:p>12.3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office:value-type="float" office:value="-2179776.8060687999" table:style-name="ce1">
            <text:p>-2179776.806</text:p>
          </table:table-cell>
          <table:table-cell office:value-type="float" office:value="-215217.20355161899" table:style-name="ce1">
            <text:p>-215217.2036</text:p>
          </table:table-cell>
          <table:table-cell office:value-type="float" office:value="290.25" table:style-name="ce1">
            <text:p>290.25</text:p>
          </table:table-cell>
          <table:table-cell office:value-type="float" office:value="15.29" table:style-name="ce1">
            <text:p>15.29</text:p>
          </table:table-cell>
          <table:table-cell office:value-type="float" office:value="6.6739415102575297" table:style-name="ce1">
            <text:p>6.67394151</text:p>
          </table:table-cell>
          <table:table-cell table:number-columns-repeated="16373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27854" table:style-name="ce1">
            <text:p>27854</text:p>
          </table:table-cell>
          <table:table-cell office:value-type="float" office:value="18" table:style-name="ce1">
            <text:p>18</text:p>
          </table:table-cell>
          <table:table-cell office:value-type="float" office:value="18.2" table:style-name="ce1">
            <text:p>18.2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office:value-type="float" office:value="-2180730.56362506" table:style-name="ce1">
            <text:p>-2180730.564</text:p>
          </table:table-cell>
          <table:table-cell office:value-type="float" office:value="-215086.39304805" table:style-name="ce1">
            <text:p>-215086.393</text:p>
          </table:table-cell>
          <table:table-cell office:value-type="float" office:value="340.72" table:style-name="ce1">
            <text:p>340.72</text:p>
          </table:table-cell>
          <table:table-cell office:value-type="float" office:value="30.22" table:style-name="ce1">
            <text:p>30.22</text:p>
          </table:table-cell>
          <table:table-cell office:value-type="float" office:value="10.796713111825699" table:style-name="ce1">
            <text:p>10.79671311</text:p>
          </table:table-cell>
          <table:table-cell table:number-columns-repeated="16373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27855" table:style-name="ce1">
            <text:p>27855</text:p>
          </table:table-cell>
          <table:table-cell office:value-type="float" office:value="20" table:style-name="ce1">
            <text:p>20</text:p>
          </table:table-cell>
          <table:table-cell office:value-type="float" office:value="20.2" table:style-name="ce1">
            <text:p>20.2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office:value-type="float" office:value="-2189505.27522384" table:style-name="ce1">
            <text:p>-2189505.275</text:p>
          </table:table-cell>
          <table:table-cell office:value-type="float" office:value="-213419.358376825" table:style-name="ce1">
            <text:p>-213419.3584</text:p>
          </table:table-cell>
          <table:table-cell office:value-type="float" office:value="302.26" table:style-name="ce1">
            <text:p>302.26</text:p>
          </table:table-cell>
          <table:table-cell office:value-type="float" office:value="8.42" table:style-name="ce1">
            <text:p>8.42</text:p>
          </table:table-cell>
          <table:table-cell office:value-type="float" office:value="3.4823607262500502" table:style-name="ce1">
            <text:p>3.482360726</text:p>
          </table:table-cell>
          <table:table-cell table:number-columns-repeated="16373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27856" table:style-name="ce1">
            <text:p>27856</text:p>
          </table:table-cell>
          <table:table-cell office:value-type="float" office:value="19" table:style-name="ce1">
            <text:p>19</text:p>
          </table:table-cell>
          <table:table-cell office:value-type="float" office:value="19.100000000000001" table:style-name="ce1">
            <text:p>19.1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office:value-type="float" office:value="-2180749.5115800798" table:style-name="ce1">
            <text:p>-2180749.512</text:p>
          </table:table-cell>
          <table:table-cell office:value-type="float" office:value="-216524.117503813" table:style-name="ce1">
            <text:p>-216524.1175</text:p>
          </table:table-cell>
          <table:table-cell office:value-type="float" office:value="346.97" table:style-name="ce1">
            <text:p>346.97</text:p>
          </table:table-cell>
          <table:table-cell office:value-type="float" office:value="18.850000000000001" table:style-name="ce1">
            <text:p>18.85</text:p>
          </table:table-cell>
          <table:table-cell office:value-type="float" office:value="6.5973680526389504" table:style-name="ce1">
            <text:p>6.597368053</text:p>
          </table:table-cell>
          <table:table-cell table:number-columns-repeated="16373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27857" table:style-name="ce1">
            <text:p>27857</text:p>
          </table:table-cell>
          <table:table-cell office:value-type="float" office:value="11" table:style-name="ce1">
            <text:p>11</text:p>
          </table:table-cell>
          <table:table-cell office:value-type="float" office:value="11.1" table:style-name="ce1">
            <text:p>11.1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office:value-type="float" office:value="-2179710.1564780502" table:style-name="ce1">
            <text:p>-2179710.156</text:p>
          </table:table-cell>
          <table:table-cell office:value-type="float" office:value="-215029.195267331" table:style-name="ce1">
            <text:p>-215029.1953</text:p>
          </table:table-cell>
          <table:table-cell office:value-type="float" office:value="313.2" table:style-name="ce1">
            <text:p>313.2</text:p>
          </table:table-cell>
          <table:table-cell office:value-type="float" office:value="88.13" table:style-name="ce1">
            <text:p>88.13</text:p>
          </table:table-cell>
          <table:table-cell office:value-type="float" office:value="34.893296907787899" table:style-name="ce1">
            <text:p>34.89329691</text:p>
          </table:table-cell>
          <table:table-cell table:number-columns-repeated="16373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27858" table:style-name="ce1">
            <text:p>27858</text:p>
          </table:table-cell>
          <table:table-cell office:value-type="float" office:value="13" table:style-name="ce1">
            <text:p>13</text:p>
          </table:table-cell>
          <table:table-cell office:value-type="float" office:value="13.2" table:style-name="ce1">
            <text:p>13.2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table:number-columns-repeated="2" table:style-name="ce1"/>
          <table:table-cell office:value-type="float" office:value="454.32" table:style-name="ce1">
            <text:p>454.32</text:p>
          </table:table-cell>
          <table:table-cell office:value-type="float" office:value="167.41" table:style-name="ce1">
            <text:p>167.41</text:p>
          </table:table-cell>
          <table:table-cell office:value-type="float" office:value="42.581711814828999" table:style-name="ce1">
            <text:p>42.58171181</text:p>
          </table:table-cell>
          <table:table-cell table:number-columns-repeated="16373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float" office:value="27859" table:style-name="ce1">
            <text:p>27859</text:p>
          </table:table-cell>
          <table:table-cell office:value-type="float" office:value="14" table:style-name="ce1">
            <text:p>14</text:p>
          </table:table-cell>
          <table:table-cell office:value-type="float" office:value="14.1" table:style-name="ce1">
            <text:p>14.1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office:value-type="float" office:value="-2180049.8667956302" table:style-name="ce1">
            <text:p>-2180049.867</text:p>
          </table:table-cell>
          <table:table-cell office:value-type="float" office:value="-209611.36431809" table:style-name="ce1">
            <text:p>-209611.3643</text:p>
          </table:table-cell>
          <table:table-cell office:value-type="float" office:value="319.89999999999998" table:style-name="ce1">
            <text:p>319.9</text:p>
          </table:table-cell>
          <table:table-cell office:value-type="float" office:value="47.51" table:style-name="ce1">
            <text:p>47.51</text:p>
          </table:table-cell>
          <table:table-cell office:value-type="float" office:value="18.313225147438601" table:style-name="ce1">
            <text:p>18.31322515</text:p>
          </table:table-cell>
          <table:table-cell table:number-columns-repeated="16373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27860" table:style-name="ce1">
            <text:p>27860</text:p>
          </table:table-cell>
          <table:table-cell office:value-type="float" office:value="12" table:style-name="ce1">
            <text:p>12</text:p>
          </table:table-cell>
          <table:table-cell office:value-type="float" office:value="12.1" table:style-name="ce1">
            <text:p>12.1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office:value-type="float" office:value="-2179776.8060687999" table:style-name="ce1">
            <text:p>-2179776.806</text:p>
          </table:table-cell>
          <table:table-cell office:value-type="float" office:value="-215217.20355161899" table:style-name="ce1">
            <text:p>-215217.2036</text:p>
          </table:table-cell>
          <table:table-cell office:value-type="float" office:value="308.02999999999997" table:style-name="ce1">
            <text:p>308.03</text:p>
          </table:table-cell>
          <table:table-cell office:value-type="float" office:value="20.74" table:style-name="ce1">
            <text:p>20.74</text:p>
          </table:table-cell>
          <table:table-cell office:value-type="float" office:value="8.4093581478327906" table:style-name="ce1">
            <text:p>8.409358148</text:p>
          </table:table-cell>
          <table:table-cell table:number-columns-repeated="16373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float" office:value="27861" table:style-name="ce1">
            <text:p>27861</text:p>
          </table:table-cell>
          <table:table-cell office:value-type="float" office:value="21" table:style-name="ce1">
            <text:p>21</text:p>
          </table:table-cell>
          <table:table-cell office:value-type="float" office:value="21.1" table:style-name="ce1">
            <text:p>21.1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office:value-type="float" office:value="-2189369.60184245" table:style-name="ce1">
            <text:p>-2189369.602</text:p>
          </table:table-cell>
          <table:table-cell office:value-type="float" office:value="-213775.64745736" table:style-name="ce1">
            <text:p>-213775.6475</text:p>
          </table:table-cell>
          <table:table-cell office:value-type="float" office:value="375.91" table:style-name="ce1">
            <text:p>375.91</text:p>
          </table:table-cell>
          <table:table-cell office:value-type="float" office:value="36.53" table:style-name="ce1">
            <text:p>36.53</text:p>
          </table:table-cell>
          <table:table-cell office:value-type="float" office:value="11.6241328835996" table:style-name="ce1">
            <text:p>11.62413288</text:p>
          </table:table-cell>
          <table:table-cell table:number-columns-repeated="16373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27862" table:style-name="ce1">
            <text:p>27862</text:p>
          </table:table-cell>
          <table:table-cell office:value-type="float" office:value="4" table:style-name="ce1">
            <text:p>4</text:p>
          </table:table-cell>
          <table:table-cell office:value-type="float" office:value="4.2" table:style-name="ce1">
            <text:p>4.2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office:value-type="float" office:value="-2197747.3134168698" table:style-name="ce1">
            <text:p>-2197747.313</text:p>
          </table:table-cell>
          <table:table-cell office:value-type="float" office:value="-216083.46473209601" table:style-name="ce1">
            <text:p>-216083.4647</text:p>
          </table:table-cell>
          <table:table-cell office:value-type="float" office:value="536.73" table:style-name="ce1">
            <text:p>536.73</text:p>
          </table:table-cell>
          <table:table-cell office:value-type="float" office:value="10.93" table:style-name="ce1">
            <text:p>10.93</text:p>
          </table:table-cell>
          <table:table-cell office:value-type="float" office:value="2.3009073111171898" table:style-name="ce1">
            <text:p>2.300907311</text:p>
          </table:table-cell>
          <table:table-cell table:number-columns-repeated="16373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float" office:value="27863" table:style-name="ce1">
            <text:p>27863</text:p>
          </table:table-cell>
          <table:table-cell office:value-type="float" office:value="15" table:style-name="ce1">
            <text:p>15</text:p>
          </table:table-cell>
          <table:table-cell office:value-type="float" office:value="15.1" table:style-name="ce1">
            <text:p>15.1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office:value-type="float" office:value="-2179899.7781283702" table:style-name="ce1">
            <text:p>-2179899.778</text:p>
          </table:table-cell>
          <table:table-cell office:value-type="float" office:value="-209485.54080377199" table:style-name="ce1">
            <text:p>-209485.5408</text:p>
          </table:table-cell>
          <table:table-cell office:value-type="float" office:value="342.2" table:style-name="ce1">
            <text:p>342.2</text:p>
          </table:table-cell>
          <table:table-cell office:value-type="float" office:value="33.51" table:style-name="ce1">
            <text:p>33.51</text:p>
          </table:table-cell>
          <table:table-cell office:value-type="float" office:value="11.874557051736399" table:style-name="ce1">
            <text:p>11.87455705</text:p>
          </table:table-cell>
          <table:table-cell table:number-columns-repeated="16373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float" office:value="27864" table:style-name="ce1">
            <text:p>27864</text:p>
          </table:table-cell>
          <table:table-cell office:value-type="float" office:value="4" table:style-name="ce1">
            <text:p>4</text:p>
          </table:table-cell>
          <table:table-cell office:value-type="float" office:value="4.3" table:style-name="ce1">
            <text:p>4.3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office:value-type="float" office:value="-2197747.3134168698" table:style-name="ce1">
            <text:p>-2197747.313</text:p>
          </table:table-cell>
          <table:table-cell office:value-type="float" office:value="-216083.46473209601" table:style-name="ce1">
            <text:p>-216083.4647</text:p>
          </table:table-cell>
          <table:table-cell office:value-type="float" office:value="533.04" table:style-name="ce1">
            <text:p>533.04</text:p>
          </table:table-cell>
          <table:table-cell office:value-type="float" office:value="56.01" table:style-name="ce1">
            <text:p>56.01</text:p>
          </table:table-cell>
          <table:table-cell office:value-type="float" office:value="11.8650171588357" table:style-name="ce1">
            <text:p>11.86501716</text:p>
          </table:table-cell>
          <table:table-cell table:number-columns-repeated="16373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27865" table:style-name="ce1">
            <text:p>27865</text:p>
          </table:table-cell>
          <table:table-cell office:value-type="float" office:value="4" table:style-name="ce1">
            <text:p>4</text:p>
          </table:table-cell>
          <table:table-cell office:value-type="float" office:value="4.0999999999999996" table:style-name="ce1">
            <text:p>4.1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office:value-type="float" office:value="-2197747.3134168698" table:style-name="ce1">
            <text:p>-2197747.313</text:p>
          </table:table-cell>
          <table:table-cell office:value-type="float" office:value="-216083.46473209601" table:style-name="ce1">
            <text:p>-216083.4647</text:p>
          </table:table-cell>
          <table:table-cell office:value-type="float" office:value="510.2" table:style-name="ce1">
            <text:p>510.2</text:p>
          </table:table-cell>
          <table:table-cell office:value-type="float" office:value="20.61" table:style-name="ce1">
            <text:p>20.61</text:p>
          </table:table-cell>
          <table:table-cell office:value-type="float" office:value="4.5948054843384298" table:style-name="ce1">
            <text:p>4.594805484</text:p>
          </table:table-cell>
          <table:table-cell table:number-columns-repeated="16373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27866" table:style-name="ce1">
            <text:p>27866</text:p>
          </table:table-cell>
          <table:table-cell office:value-type="float" office:value="5" table:style-name="ce1">
            <text:p>5</text:p>
          </table:table-cell>
          <table:table-cell office:value-type="float" office:value="5.0999999999999996" table:style-name="ce1">
            <text:p>5.1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office:value-type="float" office:value="-2197748.40782332" table:style-name="ce1">
            <text:p>-2197748.408</text:p>
          </table:table-cell>
          <table:table-cell office:value-type="float" office:value="-216437.09389188699" table:style-name="ce1">
            <text:p>-216437.0939</text:p>
          </table:table-cell>
          <table:table-cell office:value-type="float" office:value="702.15" table:style-name="ce1">
            <text:p>702.15</text:p>
          </table:table-cell>
          <table:table-cell office:value-type="float" office:value="267.89999999999998" table:style-name="ce1">
            <text:p>267.9</text:p>
          </table:table-cell>
          <table:table-cell office:value-type="float" office:value="41.839762611276001" table:style-name="ce1">
            <text:p>41.83976261</text:p>
          </table:table-cell>
          <table:table-cell table:number-columns-repeated="16373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float" office:value="27867" table:style-name="ce1">
            <text:p>27867</text:p>
          </table:table-cell>
          <table:table-cell office:value-type="float" office:value="6" table:style-name="ce1">
            <text:p>6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office:value-type="float" office:value="-2198627.7084921901" table:style-name="ce1">
            <text:p>-2198627.708</text:p>
          </table:table-cell>
          <table:table-cell office:value-type="float" office:value="-217005.57612898701" table:style-name="ce1">
            <text:p>-217005.5761</text:p>
          </table:table-cell>
          <table:table-cell office:value-type="float" office:value="506.27" table:style-name="ce1">
            <text:p>506.27</text:p>
          </table:table-cell>
          <table:table-cell office:value-type="float" office:value="45.17" table:style-name="ce1">
            <text:p>45.17</text:p>
          </table:table-cell>
          <table:table-cell office:value-type="float" office:value="10.1583232132416" table:style-name="ce1">
            <text:p>10.15832321</text:p>
          </table:table-cell>
          <table:table-cell table:number-columns-repeated="16373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27868" table:style-name="ce1">
            <text:p>27868</text:p>
          </table:table-cell>
          <table:table-cell office:value-type="float" office:value="22" table:style-name="ce1">
            <text:p>22</text:p>
          </table:table-cell>
          <table:table-cell office:value-type="float" office:value="22.2" table:style-name="ce1">
            <text:p>22.2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office:value-type="float" office:value="-2189352.1268371702" table:style-name="ce1">
            <text:p>-2189352.127</text:p>
          </table:table-cell>
          <table:table-cell office:value-type="float" office:value="-214148.363222827" table:style-name="ce1">
            <text:p>-214148.3632</text:p>
          </table:table-cell>
          <table:table-cell office:value-type="float" office:value="447.91" table:style-name="ce1">
            <text:p>447.91</text:p>
          </table:table-cell>
          <table:table-cell office:value-type="float" office:value="1.84" table:style-name="ce1">
            <text:p>1.84</text:p>
          </table:table-cell>
          <table:table-cell office:value-type="float" office:value="0.47657281980885202" table:style-name="ce1">
            <text:p>0.47657282</text:p>
          </table:table-cell>
          <table:table-cell table:number-columns-repeated="16373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float" office:value="27869" table:style-name="ce1">
            <text:p>27869</text:p>
          </table:table-cell>
          <table:table-cell office:value-type="float" office:value="17" table:style-name="ce1">
            <text:p>17</text:p>
          </table:table-cell>
          <table:table-cell office:value-type="float" office:value="17.2" table:style-name="ce1">
            <text:p>17.2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office:value-type="float" office:value="-2180641.0739027401" table:style-name="ce1">
            <text:p>-2180641.074</text:p>
          </table:table-cell>
          <table:table-cell office:value-type="float" office:value="-214571.11433361101" table:style-name="ce1">
            <text:p>-214571.1143</text:p>
          </table:table-cell>
          <table:table-cell office:value-type="float" office:value="312.58999999999997" table:style-name="ce1">
            <text:p>312.59</text:p>
          </table:table-cell>
          <table:table-cell office:value-type="float" office:value="6.91" table:style-name="ce1">
            <text:p>6.91</text:p>
          </table:table-cell>
          <table:table-cell office:value-type="float" office:value="2.7458772104112801" table:style-name="ce1">
            <text:p>2.74587721</text:p>
          </table:table-cell>
          <table:table-cell table:number-columns-repeated="16373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27870" table:style-name="ce1">
            <text:p>27870</text:p>
          </table:table-cell>
          <table:table-cell office:value-type="float" office:value="17" table:style-name="ce1">
            <text:p>17</text:p>
          </table:table-cell>
          <table:table-cell office:value-type="float" office:value="17.3" table:style-name="ce1">
            <text:p>17.3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office:value-type="float" office:value="-2180641.0739027401" table:style-name="ce1">
            <text:p>-2180641.074</text:p>
          </table:table-cell>
          <table:table-cell office:value-type="float" office:value="-214571.11433361101" table:style-name="ce1">
            <text:p>-214571.1143</text:p>
          </table:table-cell>
          <table:table-cell office:value-type="float" office:value="305.87" table:style-name="ce1">
            <text:p>305.87</text:p>
          </table:table-cell>
          <table:table-cell office:value-type="float" office:value="2.76" table:style-name="ce1">
            <text:p>2.76</text:p>
          </table:table-cell>
          <table:table-cell office:value-type="float" office:value="1.1259791122715399" table:style-name="ce1">
            <text:p>1.125979112</text:p>
          </table:table-cell>
          <table:table-cell table:number-columns-repeated="16373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float" office:value="27871" table:style-name="ce1">
            <text:p>27871</text:p>
          </table:table-cell>
          <table:table-cell office:value-type="float" office:value="21" table:style-name="ce1">
            <text:p>21</text:p>
          </table:table-cell>
          <table:table-cell office:value-type="float" office:value="21.2" table:style-name="ce1">
            <text:p>21.2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office:value-type="float" office:value="-2189369.60184245" table:style-name="ce1">
            <text:p>-2189369.602</text:p>
          </table:table-cell>
          <table:table-cell office:value-type="float" office:value="-213775.64745736" table:style-name="ce1">
            <text:p>-213775.6475</text:p>
          </table:table-cell>
          <table:table-cell office:value-type="float" office:value="405.04" table:style-name="ce1">
            <text:p>405.04</text:p>
          </table:table-cell>
          <table:table-cell office:value-type="float" office:value="62.11" table:style-name="ce1">
            <text:p>62.11</text:p>
          </table:table-cell>
          <table:table-cell office:value-type="float" office:value="18.077829845446299" table:style-name="ce1">
            <text:p>18.07782985</text:p>
          </table:table-cell>
          <table:table-cell table:number-columns-repeated="16373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float" office:value="27872" table:style-name="ce1">
            <text:p>27872</text:p>
          </table:table-cell>
          <table:table-cell office:value-type="float" office:value="8" table:style-name="ce1">
            <text:p>8</text:p>
          </table:table-cell>
          <table:table-cell office:value-type="float" office:value="8.3000000000000007" table:style-name="ce1">
            <text:p>8.3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office:value-type="float" office:value="-2199392.55973903" table:style-name="ce1">
            <text:p>-2199392.56</text:p>
          </table:table-cell>
          <table:table-cell office:value-type="float" office:value="-209221.07791054199" table:style-name="ce1">
            <text:p>-209221.0779</text:p>
          </table:table-cell>
          <table:table-cell office:value-type="float" office:value="575.30999999999995" table:style-name="ce1">
            <text:p>575.31</text:p>
          </table:table-cell>
          <table:table-cell office:value-type="float" office:value="29.13" table:style-name="ce1">
            <text:p>29.13</text:p>
          </table:table-cell>
          <table:table-cell office:value-type="float" office:value="5.6719498422835803" table:style-name="ce1">
            <text:p>5.671949842</text:p>
          </table:table-cell>
          <table:table-cell table:number-columns-repeated="16373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float" office:value="27873" table:style-name="ce1">
            <text:p>27873</text:p>
          </table:table-cell>
          <table:table-cell office:value-type="float" office:value="5" table:style-name="ce1">
            <text:p>5</text:p>
          </table:table-cell>
          <table:table-cell office:value-type="float" office:value="5.3" table:style-name="ce1">
            <text:p>5.3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office:value-type="float" office:value="-2197748.40782332" table:style-name="ce1">
            <text:p>-2197748.408</text:p>
          </table:table-cell>
          <table:table-cell office:value-type="float" office:value="-216437.09389188699" table:style-name="ce1">
            <text:p>-216437.0939</text:p>
          </table:table-cell>
          <table:table-cell office:value-type="float" office:value="656.24" table:style-name="ce1">
            <text:p>656.24</text:p>
          </table:table-cell>
          <table:table-cell office:value-type="float" office:value="12.11" table:style-name="ce1">
            <text:p>12.11</text:p>
          </table:table-cell>
          <table:table-cell office:value-type="float" office:value="2.0361838786696702" table:style-name="ce1">
            <text:p>2.036183879</text:p>
          </table:table-cell>
          <table:table-cell table:number-columns-repeated="16373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float" office:value="27874" table:style-name="ce1">
            <text:p>27874</text:p>
          </table:table-cell>
          <table:table-cell office:value-type="float" office:value="6" table:style-name="ce1">
            <text:p>6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office:value-type="float" office:value="-2198627.7084921901" table:style-name="ce1">
            <text:p>-2198627.708</text:p>
          </table:table-cell>
          <table:table-cell office:value-type="float" office:value="-217005.57612898701" table:style-name="ce1">
            <text:p>-217005.5761</text:p>
          </table:table-cell>
          <table:table-cell office:value-type="float" office:value="543.36" table:style-name="ce1">
            <text:p>543.36</text:p>
          </table:table-cell>
          <table:table-cell office:value-type="float" office:value="33.21" table:style-name="ce1">
            <text:p>33.21</text:p>
          </table:table-cell>
          <table:table-cell office:value-type="float" office:value="6.9002056971887997" table:style-name="ce1">
            <text:p>6.900205697</text:p>
          </table:table-cell>
          <table:table-cell table:number-columns-repeated="16373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27875" table:style-name="ce1">
            <text:p>27875</text:p>
          </table:table-cell>
          <table:table-cell office:value-type="float" office:value="7" table:style-name="ce1">
            <text:p>7</text:p>
          </table:table-cell>
          <table:table-cell office:value-type="float" office:value="7.3" table:style-name="ce1">
            <text:p>7.3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office:value-type="float" office:value="-2199392.55973903" table:style-name="ce1">
            <text:p>-2199392.56</text:p>
          </table:table-cell>
          <table:table-cell office:value-type="float" office:value="-209221.07791054199" table:style-name="ce1">
            <text:p>-209221.0779</text:p>
          </table:table-cell>
          <table:table-cell office:value-type="float" office:value="614.19000000000005" table:style-name="ce1">
            <text:p>614.19</text:p>
          </table:table-cell>
          <table:table-cell office:value-type="float" office:value="65.12" table:style-name="ce1">
            <text:p>65.12</text:p>
          </table:table-cell>
          <table:table-cell office:value-type="float" office:value="11.7847189547215" table:style-name="ce1">
            <text:p>11.78471895</text:p>
          </table:table-cell>
          <table:table-cell table:number-columns-repeated="16373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float" office:value="27876" table:style-name="ce1">
            <text:p>27876</text:p>
          </table:table-cell>
          <table:table-cell office:value-type="float" office:value="22" table:style-name="ce1">
            <text:p>22</text:p>
          </table:table-cell>
          <table:table-cell office:value-type="float" office:value="22.1" table:style-name="ce1">
            <text:p>22.1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office:value-type="float" office:value="-2189352.1268371702" table:style-name="ce1">
            <text:p>-2189352.127</text:p>
          </table:table-cell>
          <table:table-cell office:value-type="float" office:value="-214148.363222827" table:style-name="ce1">
            <text:p>-214148.3632</text:p>
          </table:table-cell>
          <table:table-cell office:value-type="float" office:value="293.69" table:style-name="ce1">
            <text:p>293.69</text:p>
          </table:table-cell>
          <table:table-cell office:value-type="float" office:value="4.8499999999999996" table:style-name="ce1">
            <text:p>4.85</text:p>
          </table:table-cell>
          <table:table-cell office:value-type="float" office:value="2.0853936449241099" table:style-name="ce1">
            <text:p>2.085393645</text:p>
          </table:table-cell>
          <table:table-cell table:number-columns-repeated="16373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float" office:value="27877" table:style-name="ce1">
            <text:p>27877</text:p>
          </table:table-cell>
          <table:table-cell office:value-type="float" office:value="14" table:style-name="ce1">
            <text:p>14</text:p>
          </table:table-cell>
          <table:table-cell office:value-type="float" office:value="14.2" table:style-name="ce1">
            <text:p>14.2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office:value-type="float" office:value="-2180049.8667956302" table:style-name="ce1">
            <text:p>-2180049.867</text:p>
          </table:table-cell>
          <table:table-cell office:value-type="float" office:value="-209611.36431809" table:style-name="ce1">
            <text:p>-209611.3643</text:p>
          </table:table-cell>
          <table:table-cell office:value-type="float" office:value="278.87" table:style-name="ce1">
            <text:p>278.87</text:p>
          </table:table-cell>
          <table:table-cell office:value-type="float" office:value="34.85" table:style-name="ce1">
            <text:p>34.85</text:p>
          </table:table-cell>
          <table:table-cell office:value-type="float" office:value="16.031833655350098" table:style-name="ce1">
            <text:p>16.03183366</text:p>
          </table:table-cell>
          <table:table-cell table:number-columns-repeated="16373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float" office:value="27878" table:style-name="ce1">
            <text:p>27878</text:p>
          </table:table-cell>
          <table:table-cell office:value-type="float" office:value="18" table:style-name="ce1">
            <text:p>18</text:p>
          </table:table-cell>
          <table:table-cell office:value-type="float" office:value="18.100000000000001" table:style-name="ce1">
            <text:p>18.1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office:value-type="float" office:value="-2180730.56362506" table:style-name="ce1">
            <text:p>-2180730.564</text:p>
          </table:table-cell>
          <table:table-cell office:value-type="float" office:value="-215086.39304805" table:style-name="ce1">
            <text:p>-215086.393</text:p>
          </table:table-cell>
          <table:table-cell office:value-type="float" office:value="295.83" table:style-name="ce1">
            <text:p>295.83</text:p>
          </table:table-cell>
          <table:table-cell office:value-type="float" office:value="10.14" table:style-name="ce1">
            <text:p>10.14</text:p>
          </table:table-cell>
          <table:table-cell office:value-type="float" office:value="4.3211454870877004" table:style-name="ce1">
            <text:p>4.321145487</text:p>
          </table:table-cell>
          <table:table-cell table:number-columns-repeated="16373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float" office:value="27879" table:style-name="ce1">
            <text:p>27879</text:p>
          </table:table-cell>
          <table:table-cell office:value-type="float" office:value="5" table:style-name="ce1">
            <text:p>5</text:p>
          </table:table-cell>
          <table:table-cell office:value-type="float" office:value="5.2" table:style-name="ce1">
            <text:p>5.2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office:value-type="float" office:value="-2197748.40782332" table:style-name="ce1">
            <text:p>-2197748.408</text:p>
          </table:table-cell>
          <table:table-cell office:value-type="float" office:value="-216437.09389188699" table:style-name="ce1">
            <text:p>-216437.0939</text:p>
          </table:table-cell>
          <table:table-cell office:value-type="float" office:value="590.77" table:style-name="ce1">
            <text:p>590.77</text:p>
          </table:table-cell>
          <table:table-cell office:value-type="float" office:value="23.39" table:style-name="ce1">
            <text:p>23.39</text:p>
          </table:table-cell>
          <table:table-cell office:value-type="float" office:value="4.4261519538272296" table:style-name="ce1">
            <text:p>4.426151954</text:p>
          </table:table-cell>
          <table:table-cell table:number-columns-repeated="16373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27880" table:style-name="ce1">
            <text:p>27880</text:p>
          </table:table-cell>
          <table:table-cell office:value-type="float" office:value="16" table:style-name="ce1">
            <text:p>16</text:p>
          </table:table-cell>
          <table:table-cell office:value-type="float" office:value="16.3" table:style-name="ce1">
            <text:p>16.3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office:value-type="float" office:value="-2180258.3670705399" table:style-name="ce1">
            <text:p>-2180258.367</text:p>
          </table:table-cell>
          <table:table-cell office:value-type="float" office:value="-212059.17860354899" table:style-name="ce1">
            <text:p>-212059.1786</text:p>
          </table:table-cell>
          <table:table-cell office:value-type="float" office:value="360.88" table:style-name="ce1">
            <text:p>360.88</text:p>
          </table:table-cell>
          <table:table-cell office:value-type="float" office:value="33.85" table:style-name="ce1">
            <text:p>33.85</text:p>
          </table:table-cell>
          <table:table-cell office:value-type="float" office:value="11.289354322305201" table:style-name="ce1">
            <text:p>11.28935432</text:p>
          </table:table-cell>
          <table:table-cell table:number-columns-repeated="16373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float" office:value="27881" table:style-name="ce1">
            <text:p>27881</text:p>
          </table:table-cell>
          <table:table-cell office:value-type="float" office:value="17" table:style-name="ce1">
            <text:p>17</text:p>
          </table:table-cell>
          <table:table-cell office:value-type="float" office:value="17.100000000000001" table:style-name="ce1">
            <text:p>17.1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office:value-type="float" office:value="-2180641.0739027401" table:style-name="ce1">
            <text:p>-2180641.074</text:p>
          </table:table-cell>
          <table:table-cell office:value-type="float" office:value="-214571.11433361101" table:style-name="ce1">
            <text:p>-214571.1143</text:p>
          </table:table-cell>
          <table:table-cell office:value-type="float" office:value="334.47" table:style-name="ce1">
            <text:p>334.47</text:p>
          </table:table-cell>
          <table:table-cell office:value-type="float" office:value="15.58" table:style-name="ce1">
            <text:p>15.58</text:p>
          </table:table-cell>
          <table:table-cell office:value-type="float" office:value="5.70716876076047" table:style-name="ce1">
            <text:p>5.707168761</text:p>
          </table:table-cell>
          <table:table-cell table:number-columns-repeated="16373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float" office:value="27882" table:style-name="ce1">
            <text:p>27882</text:p>
          </table:table-cell>
          <table:table-cell office:value-type="float" office:value="2" table:style-name="ce1">
            <text:p>2</text:p>
          </table:table-cell>
          <table:table-cell office:value-type="float" office:value="2.2000000000000002" table:style-name="ce1">
            <text:p>2.2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office:value-type="float" office:value="-2202982.39683276" table:style-name="ce1">
            <text:p>-2202982.397</text:p>
          </table:table-cell>
          <table:table-cell office:value-type="float" office:value="-203375.993170092" table:style-name="ce1">
            <text:p>-203375.9932</text:p>
          </table:table-cell>
          <table:table-cell office:value-type="float" office:value="331.4" table:style-name="ce1">
            <text:p>331.4</text:p>
          </table:table-cell>
          <table:table-cell office:value-type="float" office:value="9.8800000000000008" table:style-name="ce1">
            <text:p>9.88</text:p>
          </table:table-cell>
          <table:table-cell office:value-type="float" office:value="3.6538461538461502" table:style-name="ce1">
            <text:p>3.653846154</text:p>
          </table:table-cell>
          <table:table-cell table:number-columns-repeated="16373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float" office:value="27883" table:style-name="ce1">
            <text:p>27883</text:p>
          </table:table-cell>
          <table:table-cell office:value-type="float" office:value="16" table:style-name="ce1">
            <text:p>16</text:p>
          </table:table-cell>
          <table:table-cell office:value-type="float" office:value="16.2" table:style-name="ce1">
            <text:p>16.2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office:value-type="float" office:value="-2180258.3670705399" table:style-name="ce1">
            <text:p>-2180258.367</text:p>
          </table:table-cell>
          <table:table-cell office:value-type="float" office:value="-212059.17860354899" table:style-name="ce1">
            <text:p>-212059.1786</text:p>
          </table:table-cell>
          <table:table-cell office:value-type="float" office:value="306.25" table:style-name="ce1">
            <text:p>306.25</text:p>
          </table:table-cell>
          <table:table-cell office:value-type="float" office:value="9.6300000000000008" table:style-name="ce1">
            <text:p>9.63</text:p>
          </table:table-cell>
          <table:table-cell office:value-type="float" office:value="3.9351095129127098" table:style-name="ce1">
            <text:p>3.935109513</text:p>
          </table:table-cell>
          <table:table-cell table:number-columns-repeated="16373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float" office:value="27884" table:style-name="ce1">
            <text:p>27884</text:p>
          </table:table-cell>
          <table:table-cell office:value-type="float" office:value="16" table:style-name="ce1">
            <text:p>16</text:p>
          </table:table-cell>
          <table:table-cell office:value-type="float" office:value="16.100000000000001" table:style-name="ce1">
            <text:p>16.1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office:value-type="float" office:value="-2180258.3670705399" table:style-name="ce1">
            <text:p>-2180258.367</text:p>
          </table:table-cell>
          <table:table-cell office:value-type="float" office:value="-212059.17860354899" table:style-name="ce1">
            <text:p>-212059.1786</text:p>
          </table:table-cell>
          <table:table-cell office:value-type="float" office:value="363.6" table:style-name="ce1">
            <text:p>363.6</text:p>
          </table:table-cell>
          <table:table-cell office:value-type="float" office:value="44.89" table:style-name="ce1">
            <text:p>44.89</text:p>
          </table:table-cell>
          <table:table-cell office:value-type="float" office:value="14.7961369853983" table:style-name="ce1">
            <text:p>14.79613699</text:p>
          </table:table-cell>
          <table:table-cell table:number-columns-repeated="16373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27885" table:style-name="ce1">
            <text:p>27885</text:p>
          </table:table-cell>
          <table:table-cell office:value-type="float" office:value="8" table:style-name="ce1">
            <text:p>8</text:p>
          </table:table-cell>
          <table:table-cell office:value-type="float" office:value="8.1" table:style-name="ce1">
            <text:p>8.1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office:value-type="float" office:value="-2199392.55973903" table:style-name="ce1">
            <text:p>-2199392.56</text:p>
          </table:table-cell>
          <table:table-cell office:value-type="float" office:value="-209221.07791054199" table:style-name="ce1">
            <text:p>-209221.0779</text:p>
          </table:table-cell>
          <table:table-cell office:value-type="float" office:value="594.15" table:style-name="ce1">
            <text:p>594.15</text:p>
          </table:table-cell>
          <table:table-cell office:value-type="float" office:value="49.01" table:style-name="ce1">
            <text:p>49.01</text:p>
          </table:table-cell>
          <table:table-cell office:value-type="float" office:value="9.19702002289403" table:style-name="ce1">
            <text:p>9.197020023</text:p>
          </table:table-cell>
          <table:table-cell table:number-columns-repeated="16373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float" office:value="27886" table:style-name="ce1">
            <text:p>27886</text:p>
          </table:table-cell>
          <table:table-cell office:value-type="float" office:value="7" table:style-name="ce1">
            <text:p>7</text:p>
          </table:table-cell>
          <table:table-cell office:value-type="float" office:value="7.1" table:style-name="ce1">
            <text:p>7.1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office:value-type="float" office:value="-2199392.55973903" table:style-name="ce1">
            <text:p>-2199392.56</text:p>
          </table:table-cell>
          <table:table-cell office:value-type="float" office:value="-209221.07791054199" table:style-name="ce1">
            <text:p>-209221.0779</text:p>
          </table:table-cell>
          <table:table-cell office:value-type="float" office:value="561.67999999999995" table:style-name="ce1">
            <text:p>561.68</text:p>
          </table:table-cell>
          <table:table-cell office:value-type="float" office:value="21.7" table:style-name="ce1">
            <text:p>21.7</text:p>
          </table:table-cell>
          <table:table-cell office:value-type="float" office:value="4.3408681736347301" table:style-name="ce1">
            <text:p>4.340868174</text:p>
          </table:table-cell>
          <table:table-cell table:number-columns-repeated="16373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float" office:value="27887" table:style-name="ce1">
            <text:p>27887</text:p>
          </table:table-cell>
          <table:table-cell office:value-type="float" office:value="9" table:style-name="ce1">
            <text:p>9</text:p>
          </table:table-cell>
          <table:table-cell office:value-type="float" office:value="9.1" table:style-name="ce1">
            <text:p>9.1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office:value-type="float" office:value="-2199392.6708630701" table:style-name="ce1">
            <text:p>-2199392.671</text:p>
          </table:table-cell>
          <table:table-cell office:value-type="float" office:value="-209221.08848141201" table:style-name="ce1">
            <text:p>-209221.0885</text:p>
          </table:table-cell>
          <table:table-cell office:value-type="float" office:value="704.24" table:style-name="ce1">
            <text:p>704.24</text:p>
          </table:table-cell>
          <table:table-cell office:value-type="float" office:value="193.77" table:style-name="ce1">
            <text:p>193.77</text:p>
          </table:table-cell>
          <table:table-cell office:value-type="float" office:value="30.154061624649898" table:style-name="ce1">
            <text:p>30.15406162</text:p>
          </table:table-cell>
          <table:table-cell table:number-columns-repeated="16373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float" office:value="27888" table:style-name="ce1">
            <text:p>27888</text:p>
          </table:table-cell>
          <table:table-cell office:value-type="float" office:value="9" table:style-name="ce1">
            <text:p>9</text:p>
          </table:table-cell>
          <table:table-cell office:value-type="float" office:value="9.1999999999999993" table:style-name="ce1">
            <text:p>9.2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office:value-type="float" office:value="-2199392.6708630701" table:style-name="ce1">
            <text:p>-2199392.671</text:p>
          </table:table-cell>
          <table:table-cell office:value-type="float" office:value="-209221.08848141201" table:style-name="ce1">
            <text:p>-209221.0885</text:p>
          </table:table-cell>
          <table:table-cell office:value-type="float" office:value="279.33" table:style-name="ce1">
            <text:p>279.33</text:p>
          </table:table-cell>
          <table:table-cell office:value-type="float" office:value="2.35" table:style-name="ce1">
            <text:p>2.35</text:p>
          </table:table-cell>
          <table:table-cell office:value-type="float" office:value="1.07714167850758" table:style-name="ce1">
            <text:p>1.077141679</text:p>
          </table:table-cell>
          <table:table-cell table:number-columns-repeated="16373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float" office:value="27889" table:style-name="ce1">
            <text:p>27889</text:p>
          </table:table-cell>
          <table:table-cell office:value-type="float" office:value="8" table:style-name="ce1">
            <text:p>8</text:p>
          </table:table-cell>
          <table:table-cell office:value-type="float" office:value="8.1999999999999993" table:style-name="ce1">
            <text:p>8.2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office:value-type="float" office:value="-2199392.55973903" table:style-name="ce1">
            <text:p>-2199392.56</text:p>
          </table:table-cell>
          <table:table-cell office:value-type="float" office:value="-209221.07791054199" table:style-name="ce1">
            <text:p>-209221.0779</text:p>
          </table:table-cell>
          <table:table-cell office:value-type="float" office:value="566.34" table:style-name="ce1">
            <text:p>566.34</text:p>
          </table:table-cell>
          <table:table-cell office:value-type="float" office:value="34.020000000000003" table:style-name="ce1">
            <text:p>34.02</text:p>
          </table:table-cell>
          <table:table-cell office:value-type="float" office:value="6.7387687188019996" table:style-name="ce1">
            <text:p>6.738768719</text:p>
          </table:table-cell>
          <table:table-cell table:number-columns-repeated="16373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float" office:value="27890" table:style-name="ce1">
            <text:p>27890</text:p>
          </table:table-cell>
          <table:table-cell office:value-type="float" office:value="6" table:style-name="ce1">
            <text:p>6</text:p>
          </table:table-cell>
          <table:table-cell office:value-type="float" office:value="6.1" table:style-name="ce1">
            <text:p>6.1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office:value-type="float" office:value="-2198627.7084921901" table:style-name="ce1">
            <text:p>-2198627.708</text:p>
          </table:table-cell>
          <table:table-cell office:value-type="float" office:value="-217005.57612898701" table:style-name="ce1">
            <text:p>-217005.5761</text:p>
          </table:table-cell>
          <table:table-cell office:value-type="float" office:value="536.55999999999995" table:style-name="ce1">
            <text:p>536.56</text:p>
          </table:table-cell>
          <table:table-cell office:value-type="float" office:value="4.58" table:style-name="ce1">
            <text:p>4.58</text:p>
          </table:table-cell>
          <table:table-cell office:value-type="float" office:value="0.96408874668462896" table:style-name="ce1">
            <text:p>0.964088747</text:p>
          </table:table-cell>
          <table:table-cell table:number-columns-repeated="16373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float" office:value="27891" table:style-name="ce1">
            <text:p>27891</text:p>
          </table:table-cell>
          <table:table-cell office:value-type="float" office:value="2" table:style-name="ce1">
            <text:p>2</text:p>
          </table:table-cell>
          <table:table-cell office:value-type="float" office:value="2.2999999999999998" table:style-name="ce1">
            <text:p>2.3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office:value-type="float" office:value="-2202982.39683276" table:style-name="ce1">
            <text:p>-2202982.397</text:p>
          </table:table-cell>
          <table:table-cell office:value-type="float" office:value="-203375.993170092" table:style-name="ce1">
            <text:p>-203375.9932</text:p>
          </table:table-cell>
          <table:table-cell office:value-type="float" office:value="304.17" table:style-name="ce1">
            <text:p>304.17</text:p>
          </table:table-cell>
          <table:table-cell office:value-type="float" office:value="11.14" table:style-name="ce1">
            <text:p>11.14</text:p>
          </table:table-cell>
          <table:table-cell office:value-type="float" office:value="4.58191091185786" table:style-name="ce1">
            <text:p>4.581910912</text:p>
          </table:table-cell>
          <table:table-cell table:number-columns-repeated="16373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float" office:value="27892" table:style-name="ce1">
            <text:p>27892</text:p>
          </table:table-cell>
          <table:table-cell office:value-type="float" office:value="2" table:style-name="ce1">
            <text:p>2</text:p>
          </table:table-cell>
          <table:table-cell office:value-type="float" office:value="2.1" table:style-name="ce1">
            <text:p>2.1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office:value-type="float" office:value="-2202982.39683276" table:style-name="ce1">
            <text:p>-2202982.397</text:p>
          </table:table-cell>
          <table:table-cell office:value-type="float" office:value="-203375.993170092" table:style-name="ce1">
            <text:p>-203375.9932</text:p>
          </table:table-cell>
          <table:table-cell office:value-type="float" office:value="345.63" table:style-name="ce1">
            <text:p>345.63</text:p>
          </table:table-cell>
          <table:table-cell office:value-type="float" office:value="63.96" table:style-name="ce1">
            <text:p>63.96</text:p>
          </table:table-cell>
          <table:table-cell office:value-type="float" office:value="22.454711416935801" table:style-name="ce1">
            <text:p>22.45471142</text:p>
          </table:table-cell>
          <table:table-cell table:number-columns-repeated="16373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float" office:value="27893" table:style-name="ce1">
            <text:p>27893</text:p>
          </table:table-cell>
          <table:table-cell office:value-type="float" office:value="3" table:style-name="ce1">
            <text:p>3</text:p>
          </table:table-cell>
          <table:table-cell office:value-type="float" office:value="3.1" table:style-name="ce1">
            <text:p>3.1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office:value-type="float" office:value="-2202520.7968624998" table:style-name="ce1">
            <text:p>-2202520.797</text:p>
          </table:table-cell>
          <table:table-cell office:value-type="float" office:value="-203807.06626145201" table:style-name="ce1">
            <text:p>-203807.0663</text:p>
          </table:table-cell>
          <table:table-cell office:value-type="float" office:value="297.01" table:style-name="ce1">
            <text:p>297.01</text:p>
          </table:table-cell>
          <table:table-cell office:value-type="float" office:value="7.45" table:style-name="ce1">
            <text:p>7.45</text:p>
          </table:table-cell>
          <table:table-cell office:value-type="float" office:value="3.1602613048273498" table:style-name="ce1">
            <text:p>3.160261305</text:p>
          </table:table-cell>
          <table:table-cell table:number-columns-repeated="16373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float" office:value="27894" table:style-name="ce1">
            <text:p>27894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office:value-type="float" office:value="-2203339.30707546" table:style-name="ce1">
            <text:p>-2203339.307</text:p>
          </table:table-cell>
          <table:table-cell office:value-type="float" office:value="-203229.49372741699" table:style-name="ce1">
            <text:p>-203229.4937</text:p>
          </table:table-cell>
          <table:table-cell office:value-type="float" office:value="349.84" table:style-name="ce1">
            <text:p>349.84</text:p>
          </table:table-cell>
          <table:table-cell office:value-type="float" office:value="55.38" table:style-name="ce1">
            <text:p>55.38</text:p>
          </table:table-cell>
          <table:table-cell office:value-type="float" office:value="19.202496532593599" table:style-name="ce1">
            <text:p>19.20249653</text:p>
          </table:table-cell>
          <table:table-cell table:number-columns-repeated="16373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float" office:value="27895" table:style-name="ce1">
            <text:p>27895</text:p>
          </table:table-cell>
          <table:table-cell office:value-type="float" office:value="1" table:style-name="ce1">
            <text:p>1</text:p>
          </table:table-cell>
          <table:table-cell office:value-type="float" office:value="1.3" table:style-name="ce1">
            <text:p>1.3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office:value-type="float" office:value="-2203339.30707546" table:style-name="ce1">
            <text:p>-2203339.307</text:p>
          </table:table-cell>
          <table:table-cell office:value-type="float" office:value="-203229.49372741699" table:style-name="ce1">
            <text:p>-203229.4937</text:p>
          </table:table-cell>
          <table:table-cell office:value-type="float" office:value="271.41000000000003" table:style-name="ce1">
            <text:p>271.41</text:p>
          </table:table-cell>
          <table:table-cell office:value-type="float" office:value="0.3" table:style-name="ce1">
            <text:p>0.3</text:p>
          </table:table-cell>
          <table:table-cell office:value-type="float" office:value="0.142423091530573" table:style-name="ce1">
            <text:p>0.142423092</text:p>
          </table:table-cell>
          <table:table-cell table:number-columns-repeated="16373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float" office:value="27896" table:style-name="ce1">
            <text:p>27896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office:value-type="float" office:value="-2203339.30707546" table:style-name="ce1">
            <text:p>-2203339.307</text:p>
          </table:table-cell>
          <table:table-cell office:value-type="float" office:value="-203229.49372741699" table:style-name="ce1">
            <text:p>-203229.4937</text:p>
          </table:table-cell>
          <table:table-cell office:value-type="float" office:value="244.82" table:style-name="ce1">
            <text:p>244.82</text:p>
          </table:table-cell>
          <table:table-cell office:value-type="float" office:value="3.72" table:style-name="ce1">
            <text:p>3.72</text:p>
          </table:table-cell>
          <table:table-cell office:value-type="float" office:value="2.0200923160466999" table:style-name="ce1">
            <text:p>2.020092316</text:p>
          </table:table-cell>
          <table:table-cell table:number-columns-repeated="16373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float" office:value="27897" table:style-name="ce1">
            <text:p>27897</text:p>
          </table:table-cell>
          <table:table-cell office:value-type="float" office:value="3" table:style-name="ce1">
            <text:p>3</text:p>
          </table:table-cell>
          <table:table-cell office:value-type="float" office:value="3.3" table:style-name="ce1">
            <text:p>3.3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office:value-type="float" office:value="-2202520.7968624998" table:style-name="ce1">
            <text:p>-2202520.797</text:p>
          </table:table-cell>
          <table:table-cell office:value-type="float" office:value="-203807.06626145201" table:style-name="ce1">
            <text:p>-203807.0663</text:p>
          </table:table-cell>
          <table:table-cell office:value-type="float" office:value="321.72000000000003" table:style-name="ce1">
            <text:p>321.72</text:p>
          </table:table-cell>
          <table:table-cell office:value-type="float" office:value="1.51" table:style-name="ce1">
            <text:p>1.51</text:p>
          </table:table-cell>
          <table:table-cell office:value-type="float" office:value="0.57898773006134896" table:style-name="ce1">
            <text:p>0.57898773</text:p>
          </table:table-cell>
          <table:table-cell table:number-columns-repeated="16373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float" office:value="27898" table:style-name="ce1">
            <text:p>27898</text:p>
          </table:table-cell>
          <table:table-cell office:value-type="float" office:value="7" table:style-name="ce1">
            <text:p>7</text:p>
          </table:table-cell>
          <table:table-cell office:value-type="float" office:value="7.2" table:style-name="ce1">
            <text:p>7.2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office:value-type="float" office:value="-2199392.55973903" table:style-name="ce1">
            <text:p>-2199392.56</text:p>
          </table:table-cell>
          <table:table-cell office:value-type="float" office:value="-209221.07791054199" table:style-name="ce1">
            <text:p>-209221.0779</text:p>
          </table:table-cell>
          <table:table-cell office:value-type="float" office:value="535.1" table:style-name="ce1">
            <text:p>535.1</text:p>
          </table:table-cell>
          <table:table-cell office:value-type="float" office:value="34.909999999999997" table:style-name="ce1">
            <text:p>34.91</text:p>
          </table:table-cell>
          <table:table-cell office:value-type="float" office:value="7.3749366232888303" table:style-name="ce1">
            <text:p>7.374936623</text:p>
          </table:table-cell>
          <table:table-cell table:number-columns-repeated="16373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float" office:value="27899" table:style-name="ce1">
            <text:p>27899</text:p>
          </table:table-cell>
          <table:table-cell office:value-type="float" office:value="3" table:style-name="ce1">
            <text:p>3</text:p>
          </table:table-cell>
          <table:table-cell office:value-type="float" office:value="3.2" table:style-name="ce1">
            <text:p>3.2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office:value-type="float" office:value="-2202520.7968624998" table:style-name="ce1">
            <text:p>-2202520.797</text:p>
          </table:table-cell>
          <table:table-cell office:value-type="float" office:value="-203807.06626145201" table:style-name="ce1">
            <text:p>-203807.0663</text:p>
          </table:table-cell>
          <table:table-cell office:value-type="float" office:value="331.82" table:style-name="ce1">
            <text:p>331.82</text:p>
          </table:table-cell>
          <table:table-cell office:value-type="float" office:value="6.3" table:style-name="ce1">
            <text:p>6.3</text:p>
          </table:table-cell>
          <table:table-cell office:value-type="float" office:value="2.3236943051047501" table:style-name="ce1">
            <text:p>2.323694305</text:p>
          </table:table-cell>
          <table:table-cell table:number-columns-repeated="16373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float" office:value="27900" table:style-name="ce1">
            <text:p>27900</text:p>
          </table:table-cell>
          <table:table-cell office:value-type="float" office:value="9" table:style-name="ce1">
            <text:p>9</text:p>
          </table:table-cell>
          <table:table-cell office:value-type="float" office:value="9.3000000000000007" table:style-name="ce1">
            <text:p>9.3</text:p>
          </table:table-cell>
          <table:table-cell office:value-type="string" table:style-name="ce1">
            <text:p>CW</text:p>
          </table:table-cell>
          <table:table-cell office:value-type="float" office:value="2022" table:style-name="ce1">
            <text:p>2022</text:p>
          </table:table-cell>
          <table:table-cell office:value-type="float" office:value="-2199392.6708630701" table:style-name="ce1">
            <text:p>-2199392.671</text:p>
          </table:table-cell>
          <table:table-cell office:value-type="float" office:value="-209221.08848141201" table:style-name="ce1">
            <text:p>-209221.0885</text:p>
          </table:table-cell>
          <table:table-cell office:value-type="float" office:value="389.25" table:style-name="ce1">
            <text:p>389.25</text:p>
          </table:table-cell>
          <table:table-cell office:value-type="float" office:value="26.6" table:style-name="ce1">
            <text:p>26.6</text:p>
          </table:table-cell>
          <table:table-cell office:value-type="float" office:value="8.1129716045993892" table:style-name="ce1">
            <text:p>8.112971605</text:p>
          </table:table-cell>
          <table:table-cell table:number-columns-repeated="16373"/>
        </table:table-row>
        <table:table-row table:number-rows-repeated="1048509" table:style-name="ro1">
          <table:table-cell table:number-columns-repeated="16384"/>
        </table:table-row>
      </table:table>
      <table:table table:name="Kangertittivaq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2">
            <text:p>Iceberg</text:p>
          </table:table-cell>
          <table:table-cell office:value-type="string" table:style-name="ce2">
            <text:p>Region</text:p>
          </table:table-cell>
          <table:table-cell office:value-type="string" table:style-name="ce2">
            <text:p>Year</text:p>
          </table:table-cell>
          <table:table-cell office:value-type="string" table:style-name="ce2">
            <text:p>Latitude</text:p>
          </table:table-cell>
          <table:table-cell office:value-type="string" table:style-name="ce2">
            <text:p>Longitude</text:p>
          </table:table-cell>
          <table:table-cell office:value-type="string" table:style-name="ce2">
            <text:p>Field weight</text:p>
          </table:table-cell>
          <table:table-cell office:value-type="string" table:style-name="ce2">
            <text:p>Sediment weight</text:p>
          </table:table-cell>
          <table:table-cell office:value-type="string" table:style-name="ce2">
            <text:p>RSC</text:p>
          </table:table-cell>
          <table:table-cell table:number-columns-repeated="1637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1">
            <text:p>1A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2023358.2768610499" table:style-name="ce1">
            <text:p>-2023358.277</text:p>
          </table:table-cell>
          <table:table-cell office:value-type="float" office:value="678382.12520344101" table:style-name="ce1">
            <text:p>678382.1252</text:p>
          </table:table-cell>
          <table:table-cell office:value-type="float" office:value="722" table:style-name="ce1">
            <text:p>722</text:p>
          </table:table-cell>
          <table:table-cell office:value-type="float" office:value="1.4E-2" table:style-name="ce1">
            <text:p>0.014</text:p>
          </table:table-cell>
          <table:table-cell office:value-type="float" office:value="1.93905817174515E-3" table:style-name="ce1">
            <text:p>0.001939058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2023328.0646126501" table:style-name="ce1">
            <text:p>-2023328.065</text:p>
          </table:table-cell>
          <table:table-cell office:value-type="float" office:value="678487.84787986497" table:style-name="ce1">
            <text:p>678487.8479</text:p>
          </table:table-cell>
          <table:table-cell office:value-type="float" office:value="338" table:style-name="ce1">
            <text:p>338</text:p>
          </table:table-cell>
          <table:table-cell office:value-type="float" office:value="3.0999999999999999E-3" table:style-name="ce1">
            <text:p>0.0031</text:p>
          </table:table-cell>
          <table:table-cell office:value-type="float" office:value="9.1715976331360998E-4" table:style-name="ce1">
            <text:p>0.00091716</text:p>
          </table:table-cell>
          <table:table-cell table:number-columns-repeated="16375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1C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table:number-columns-repeated="2" table:style-name="ce1"/>
          <table:table-cell office:value-type="float" office:value="727" table:style-name="ce1">
            <text:p>727</text:p>
          </table:table-cell>
          <table:table-cell office:value-type="float" office:value="5.9999999999999995E-4" table:style-name="ce1">
            <text:p>0.0006</text:p>
          </table:table-cell>
          <table:table-cell office:value-type="float" office:value="8.2530949105914694E-5" table:style-name="ce1">
            <text:p>8.25309E-05</text:p>
          </table:table-cell>
          <table:table-cell table:number-columns-repeated="16375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2023087.29347905" table:style-name="ce1">
            <text:p>-2023087.293</text:p>
          </table:table-cell>
          <table:table-cell office:value-type="float" office:value="681770.15447622596" table:style-name="ce1">
            <text:p>681770.1545</text:p>
          </table:table-cell>
          <table:table-cell office:value-type="float" office:value="965" table:style-name="ce1">
            <text:p>965</text:p>
          </table:table-cell>
          <table:table-cell office:value-type="float" office:value="1.06E-2" table:style-name="ce1">
            <text:p>0.0106</text:p>
          </table:table-cell>
          <table:table-cell office:value-type="float" office:value="1.0984455958549201E-3" table:style-name="ce1">
            <text:p>0.001098446</text:p>
          </table:table-cell>
          <table:table-cell table:number-columns-repeated="16375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2023095.46505676" table:style-name="ce1">
            <text:p>-2023095.465</text:p>
          </table:table-cell>
          <table:table-cell office:value-type="float" office:value="681809.58542553696" table:style-name="ce1">
            <text:p>681809.5854</text:p>
          </table:table-cell>
          <table:table-cell office:value-type="float" office:value="852" table:style-name="ce1">
            <text:p>852</text:p>
          </table:table-cell>
          <table:table-cell office:value-type="float" office:value="2.7000000000000001E-3" table:style-name="ce1">
            <text:p>0.0027</text:p>
          </table:table-cell>
          <table:table-cell office:value-type="float" office:value="3.16901408450704E-4" table:style-name="ce1">
            <text:p>0.000316901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">
            <text:p>2C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2023099.92606855" table:style-name="ce1">
            <text:p>-2023099.926</text:p>
          </table:table-cell>
          <table:table-cell office:value-type="float" office:value="681860.414775474" table:style-name="ce1">
            <text:p>681860.4148</text:p>
          </table:table-cell>
          <table:table-cell office:value-type="float" office:value="900" table:style-name="ce1">
            <text:p>900</text:p>
          </table:table-cell>
          <table:table-cell office:value-type="float" office:value="2.8999999999999998E-3" table:style-name="ce1">
            <text:p>0.0029</text:p>
          </table:table-cell>
          <table:table-cell office:value-type="float" office:value="3.2222222222222201E-4" table:style-name="ce1">
            <text:p>0.000322222</text:p>
          </table:table-cell>
          <table:table-cell table:number-columns-repeated="16375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3A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2043570.26729211" table:style-name="ce1">
            <text:p>-2043570.267</text:p>
          </table:table-cell>
          <table:table-cell office:value-type="float" office:value="687426.38663249905" table:style-name="ce1">
            <text:p>687426.3866</text:p>
          </table:table-cell>
          <table:table-cell office:value-type="float" office:value="734" table:style-name="ce1">
            <text:p>734</text:p>
          </table:table-cell>
          <table:table-cell office:value-type="float" office:value="0.24299999999999999" table:style-name="ce1">
            <text:p>0.243</text:p>
          </table:table-cell>
          <table:table-cell office:value-type="float" office:value="3.3106267029972797E-2" table:style-name="ce1">
            <text:p>0.033106267</text:p>
          </table:table-cell>
          <table:table-cell table:number-columns-repeated="16375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2043564.38806736" table:style-name="ce1">
            <text:p>-2043564.388</text:p>
          </table:table-cell>
          <table:table-cell office:value-type="float" office:value="687354.04438523599" table:style-name="ce1">
            <text:p>687354.0444</text:p>
          </table:table-cell>
          <table:table-cell office:value-type="float" office:value="629" table:style-name="ce1">
            <text:p>629</text:p>
          </table:table-cell>
          <table:table-cell office:value-type="float" office:value="447.72460000000001" table:style-name="ce1">
            <text:p>447.7246</text:p>
          </table:table-cell>
          <table:table-cell office:value-type="float" office:value="71.1803815580286" table:style-name="ce1">
            <text:p>71.18038156</text:p>
          </table:table-cell>
          <table:table-cell table:number-columns-repeated="16375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3C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2043564.38806736" table:style-name="ce1">
            <text:p>-2043564.388</text:p>
          </table:table-cell>
          <table:table-cell office:value-type="float" office:value="687354.04438523599" table:style-name="ce1">
            <text:p>687354.0444</text:p>
          </table:table-cell>
          <table:table-cell office:value-type="float" office:value="821" table:style-name="ce1">
            <text:p>821</text:p>
          </table:table-cell>
          <table:table-cell office:value-type="float" office:value="0.77929999999999999" table:style-name="ce1">
            <text:p>0.7793</text:p>
          </table:table-cell>
          <table:table-cell office:value-type="float" office:value="9.4920828258221707E-2" table:style-name="ce1">
            <text:p>0.094920828</text:p>
          </table:table-cell>
          <table:table-cell table:number-columns-repeated="16375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1">
            <text:p>4A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2046104.54566714" table:style-name="ce1">
            <text:p>-2046104.546</text:p>
          </table:table-cell>
          <table:table-cell office:value-type="float" office:value="686726.18668791605" table:style-name="ce1">
            <text:p>686726.1867</text:p>
          </table:table-cell>
          <table:table-cell office:value-type="float" office:value="712" table:style-name="ce1">
            <text:p>712</text:p>
          </table:table-cell>
          <table:table-cell office:value-type="float" office:value="48.902099999999997" table:style-name="ce1">
            <text:p>48.9021</text:p>
          </table:table-cell>
          <table:table-cell office:value-type="float" office:value="6.8682724719101103" table:style-name="ce1">
            <text:p>6.868272472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1">
            <text:p>4B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2046121.67550727" table:style-name="ce1">
            <text:p>-2046121.676</text:p>
          </table:table-cell>
          <table:table-cell office:value-type="float" office:value="686689.71452104102" table:style-name="ce1">
            <text:p>686689.7145</text:p>
          </table:table-cell>
          <table:table-cell office:value-type="float" office:value="628" table:style-name="ce1">
            <text:p>628</text:p>
          </table:table-cell>
          <table:table-cell office:value-type="float" office:value="28.726900000000001" table:style-name="ce1">
            <text:p>28.7269</text:p>
          </table:table-cell>
          <table:table-cell office:value-type="float" office:value="4.5743471337579598" table:style-name="ce1">
            <text:p>4.574347134</text:p>
          </table:table-cell>
          <table:table-cell table:number-columns-repeated="16375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1">
            <text:p>4C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2046097.6053512299" table:style-name="ce1">
            <text:p>-2046097.605</text:p>
          </table:table-cell>
          <table:table-cell office:value-type="float" office:value="686728.13230061706" table:style-name="ce1">
            <text:p>686728.1323</text:p>
          </table:table-cell>
          <table:table-cell office:value-type="float" office:value="725" table:style-name="ce1">
            <text:p>725</text:p>
          </table:table-cell>
          <table:table-cell office:value-type="float" office:value="0.27460000000000001" table:style-name="ce1">
            <text:p>0.2746</text:p>
          </table:table-cell>
          <table:table-cell office:value-type="float" office:value="3.7875862068965503E-2" table:style-name="ce1">
            <text:p>0.037875862</text:p>
          </table:table-cell>
          <table:table-cell table:number-columns-repeated="16375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1">
            <text:p>5A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2044185.56549384" table:style-name="ce1">
            <text:p>-2044185.565</text:p>
          </table:table-cell>
          <table:table-cell office:value-type="float" office:value="682791.46007456805" table:style-name="ce1">
            <text:p>682791.4601</text:p>
          </table:table-cell>
          <table:table-cell office:value-type="float" office:value="1049" table:style-name="ce1">
            <text:p>1049</text:p>
          </table:table-cell>
          <table:table-cell office:value-type="float" office:value="9.4205000000000005" table:style-name="ce1">
            <text:p>9.4205</text:p>
          </table:table-cell>
          <table:table-cell office:value-type="float" office:value="0.89804575786463303" table:style-name="ce1">
            <text:p>0.898045758</text:p>
          </table:table-cell>
          <table:table-cell table:number-columns-repeated="16375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1">
            <text:p>5B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2044195.70620781" table:style-name="ce1">
            <text:p>-2044195.706</text:p>
          </table:table-cell>
          <table:table-cell office:value-type="float" office:value="682750.61410594301" table:style-name="ce1">
            <text:p>682750.6141</text:p>
          </table:table-cell>
          <table:table-cell office:value-type="float" office:value="720" table:style-name="ce1">
            <text:p>720</text:p>
          </table:table-cell>
          <table:table-cell office:value-type="float" office:value="60.799799999999998" table:style-name="ce1">
            <text:p>60.7998</text:p>
          </table:table-cell>
          <table:table-cell office:value-type="float" office:value="8.4444166666666707" table:style-name="ce1">
            <text:p>8.444416667</text:p>
          </table:table-cell>
          <table:table-cell table:number-columns-repeated="16375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1">
            <text:p>5C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2044252.55773374" table:style-name="ce1">
            <text:p>-2044252.558</text:p>
          </table:table-cell>
          <table:table-cell office:value-type="float" office:value="682789.08753822395" table:style-name="ce1">
            <text:p>682789.0875</text:p>
          </table:table-cell>
          <table:table-cell office:value-type="float" office:value="769" table:style-name="ce1">
            <text:p>769</text:p>
          </table:table-cell>
          <table:table-cell office:value-type="float" office:value="0.19320000000000001" table:style-name="ce1">
            <text:p>0.1932</text:p>
          </table:table-cell>
          <table:table-cell office:value-type="float" office:value="2.5123537061118299E-2" table:style-name="ce1">
            <text:p>0.025123537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1">
            <text:p>6A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2037345.24072027" table:style-name="ce1">
            <text:p>-2037345.241</text:p>
          </table:table-cell>
          <table:table-cell office:value-type="float" office:value="619137.27672370698" table:style-name="ce1">
            <text:p>619137.2767</text:p>
          </table:table-cell>
          <table:table-cell office:value-type="float" office:value="1263" table:style-name="ce1">
            <text:p>1263</text:p>
          </table:table-cell>
          <table:table-cell office:value-type="float" office:value="2.7418999999999998" table:style-name="ce1">
            <text:p>2.7419</text:p>
          </table:table-cell>
          <table:table-cell office:value-type="float" office:value="0.217094220110847" table:style-name="ce1">
            <text:p>0.21709422</text:p>
          </table:table-cell>
          <table:table-cell table:number-columns-repeated="16375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1">
            <text:p>6B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2037210.4174494799" table:style-name="ce1">
            <text:p>-2037210.417</text:p>
          </table:table-cell>
          <table:table-cell office:value-type="float" office:value="619106.23060590494" table:style-name="ce1">
            <text:p>619106.2306</text:p>
          </table:table-cell>
          <table:table-cell office:value-type="float" office:value="1212" table:style-name="ce1">
            <text:p>1212</text:p>
          </table:table-cell>
          <table:table-cell office:value-type="float" office:value="60.549700000000001" table:style-name="ce1">
            <text:p>60.5497</text:p>
          </table:table-cell>
          <table:table-cell office:value-type="float" office:value="4.9958498349834999" table:style-name="ce1">
            <text:p>4.995849835</text:p>
          </table:table-cell>
          <table:table-cell table:number-columns-repeated="16375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1">
            <text:p>6C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2037160.47185869" table:style-name="ce1">
            <text:p>-2037160.472</text:p>
          </table:table-cell>
          <table:table-cell office:value-type="float" office:value="619101.61054422904" table:style-name="ce1">
            <text:p>619101.6105</text:p>
          </table:table-cell>
          <table:table-cell office:value-type="float" office:value="612" table:style-name="ce1">
            <text:p>612</text:p>
          </table:table-cell>
          <table:table-cell office:value-type="float" office:value="12.2895" table:style-name="ce1">
            <text:p>12.2895</text:p>
          </table:table-cell>
          <table:table-cell office:value-type="float" office:value="2.0080882352941201" table:style-name="ce1">
            <text:p>2.008088235</text:p>
          </table:table-cell>
          <table:table-cell table:number-columns-repeated="16375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1">
            <text:p>7A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2036566.65894182" table:style-name="ce1">
            <text:p>-2036566.659</text:p>
          </table:table-cell>
          <table:table-cell office:value-type="float" office:value="618772.91401520499" table:style-name="ce1">
            <text:p>618772.914</text:p>
          </table:table-cell>
          <table:table-cell office:value-type="float" office:value="808" table:style-name="ce1">
            <text:p>808</text:p>
          </table:table-cell>
          <table:table-cell office:value-type="float" office:value="107.5039" table:style-name="ce1">
            <text:p>107.5039</text:p>
          </table:table-cell>
          <table:table-cell office:value-type="float" office:value="13.304938118811901" table:style-name="ce1">
            <text:p>13.30493812</text:p>
          </table:table-cell>
          <table:table-cell table:number-columns-repeated="16375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1">
            <text:p>7B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2036511.8537665899" table:style-name="ce1">
            <text:p>-2036511.854</text:p>
          </table:table-cell>
          <table:table-cell office:value-type="float" office:value="618754.12361229595" table:style-name="ce1">
            <text:p>618754.1236</text:p>
          </table:table-cell>
          <table:table-cell office:value-type="float" office:value="614" table:style-name="ce1">
            <text:p>614</text:p>
          </table:table-cell>
          <table:table-cell office:value-type="float" office:value="25.346900000000002" table:style-name="ce1">
            <text:p>25.3469</text:p>
          </table:table-cell>
          <table:table-cell office:value-type="float" office:value="4.1281596091205204" table:style-name="ce1">
            <text:p>4.128159609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1">
            <text:p>7C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2036412.2944785201" table:style-name="ce1">
            <text:p>-2036412.294</text:p>
          </table:table-cell>
          <table:table-cell office:value-type="float" office:value="618782.78278454999" table:style-name="ce1">
            <text:p>618782.7828</text:p>
          </table:table-cell>
          <table:table-cell office:value-type="float" office:value="842" table:style-name="ce1">
            <text:p>842</text:p>
          </table:table-cell>
          <table:table-cell office:value-type="float" office:value="0.31929999999999997" table:style-name="ce1">
            <text:p>0.3193</text:p>
          </table:table-cell>
          <table:table-cell office:value-type="float" office:value="3.7921615201900197E-2" table:style-name="ce1">
            <text:p>0.037921615</text:p>
          </table:table-cell>
          <table:table-cell table:number-columns-repeated="16375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1">
            <text:p>8A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2035956.1282078" table:style-name="ce1">
            <text:p>-2035956.128</text:p>
          </table:table-cell>
          <table:table-cell office:value-type="float" office:value="618700.20350460801" table:style-name="ce1">
            <text:p>618700.2035</text:p>
          </table:table-cell>
          <table:table-cell office:value-type="float" office:value="797" table:style-name="ce1">
            <text:p>797</text:p>
          </table:table-cell>
          <table:table-cell office:value-type="float" office:value="7.1000000000000004E-3" table:style-name="ce1">
            <text:p>0.0071</text:p>
          </table:table-cell>
          <table:table-cell office:value-type="float" office:value="8.9084065244667498E-4" table:style-name="ce1">
            <text:p>0.000890841</text:p>
          </table:table-cell>
          <table:table-cell table:number-columns-repeated="16375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1">
            <text:p>8B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2035895.2277675299" table:style-name="ce1">
            <text:p>-2035895.228</text:p>
          </table:table-cell>
          <table:table-cell office:value-type="float" office:value="618706.733625817" table:style-name="ce1">
            <text:p>618706.7336</text:p>
          </table:table-cell>
          <table:table-cell office:value-type="float" office:value="359" table:style-name="ce1">
            <text:p>359</text:p>
          </table:table-cell>
          <table:table-cell office:value-type="float" office:value="0.93779999999999997" table:style-name="ce1">
            <text:p>0.9378</text:p>
          </table:table-cell>
          <table:table-cell office:value-type="float" office:value="0.26122562674094701" table:style-name="ce1">
            <text:p>0.261225627</text:p>
          </table:table-cell>
          <table:table-cell table:number-columns-repeated="16375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1">
            <text:p>8C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2035851.42959911" table:style-name="ce1">
            <text:p>-2035851.43</text:p>
          </table:table-cell>
          <table:table-cell office:value-type="float" office:value="618718.80000783701" table:style-name="ce1">
            <text:p>618718.8</text:p>
          </table:table-cell>
          <table:table-cell office:value-type="float" office:value="685" table:style-name="ce1">
            <text:p>685</text:p>
          </table:table-cell>
          <table:table-cell office:value-type="float" office:value="4.2596999999999996" table:style-name="ce1">
            <text:p>4.2597</text:p>
          </table:table-cell>
          <table:table-cell office:value-type="float" office:value="0.62185401459853995" table:style-name="ce1">
            <text:p>0.621854015</text:p>
          </table:table-cell>
          <table:table-cell table:number-columns-repeated="16375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1">
            <text:p>9A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2035772.77398495" table:style-name="ce1">
            <text:p>-2035772.774</text:p>
          </table:table-cell>
          <table:table-cell office:value-type="float" office:value="619555.20364446798" table:style-name="ce1">
            <text:p>619555.2036</text:p>
          </table:table-cell>
          <table:table-cell office:value-type="float" office:value="630" table:style-name="ce1">
            <text:p>630</text:p>
          </table:table-cell>
          <table:table-cell office:value-type="float" office:value="7.9352999999999998" table:style-name="ce1">
            <text:p>7.9353</text:p>
          </table:table-cell>
          <table:table-cell office:value-type="float" office:value="1.2595714285714299" table:style-name="ce1">
            <text:p>1.259571429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1">
            <text:p>9B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2035779.6171639599" table:style-name="ce1">
            <text:p>-2035779.617</text:p>
          </table:table-cell>
          <table:table-cell office:value-type="float" office:value="619579.46451035398" table:style-name="ce1">
            <text:p>619579.4645</text:p>
          </table:table-cell>
          <table:table-cell office:value-type="float" office:value="758" table:style-name="ce1">
            <text:p>758</text:p>
          </table:table-cell>
          <table:table-cell office:value-type="float" office:value="123.86839999999999" table:style-name="ce1">
            <text:p>123.8684</text:p>
          </table:table-cell>
          <table:table-cell office:value-type="float" office:value="16.341477572559398" table:style-name="ce1">
            <text:p>16.34147757</text:p>
          </table:table-cell>
          <table:table-cell table:number-columns-repeated="16375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1">
            <text:p>9C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2035767.1145204799" table:style-name="ce1">
            <text:p>-2035767.115</text:p>
          </table:table-cell>
          <table:table-cell office:value-type="float" office:value="619631.05557999597" table:style-name="ce1">
            <text:p>619631.0556</text:p>
          </table:table-cell>
          <table:table-cell office:value-type="float" office:value="746" table:style-name="ce1">
            <text:p>746</text:p>
          </table:table-cell>
          <table:table-cell office:value-type="float" office:value="127.79510000000001" table:style-name="ce1">
            <text:p>127.7951</text:p>
          </table:table-cell>
          <table:table-cell office:value-type="float" office:value="17.130710455764099" table:style-name="ce1">
            <text:p>17.13071046</text:p>
          </table:table-cell>
          <table:table-cell table:number-columns-repeated="16375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1">
            <text:p>10A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table:number-columns-repeated="2" table:style-name="ce1"/>
          <table:table-cell office:value-type="float" office:value="867" table:style-name="ce1">
            <text:p>867</text:p>
          </table:table-cell>
          <table:table-cell office:value-type="float" office:value="21.7056" table:style-name="ce1">
            <text:p>21.7056</text:p>
          </table:table-cell>
          <table:table-cell office:value-type="float" office:value="2.5035294117647102" table:style-name="ce1">
            <text:p>2.503529412</text:p>
          </table:table-cell>
          <table:table-cell table:number-columns-repeated="16375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1">
            <text:p>10B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2036164.00427782" table:style-name="ce1">
            <text:p>-2036164.004</text:p>
          </table:table-cell>
          <table:table-cell office:value-type="float" office:value="619543.28686657199" table:style-name="ce1">
            <text:p>619543.2869</text:p>
          </table:table-cell>
          <table:table-cell office:value-type="float" office:value="806" table:style-name="ce1">
            <text:p>806</text:p>
          </table:table-cell>
          <table:table-cell office:value-type="float" office:value="1.792" table:style-name="ce1">
            <text:p>1.792</text:p>
          </table:table-cell>
          <table:table-cell office:value-type="float" office:value="0.222332506203474" table:style-name="ce1">
            <text:p>0.222332506</text:p>
          </table:table-cell>
          <table:table-cell table:number-columns-repeated="16375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1">
            <text:p>10C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2036158.2956621801" table:style-name="ce1">
            <text:p>-2036158.296</text:p>
          </table:table-cell>
          <table:table-cell office:value-type="float" office:value="619577.13182866597" table:style-name="ce1">
            <text:p>619577.1318</text:p>
          </table:table-cell>
          <table:table-cell office:value-type="float" office:value="714" table:style-name="ce1">
            <text:p>714</text:p>
          </table:table-cell>
          <table:table-cell office:value-type="float" office:value="7.2161" table:style-name="ce1">
            <text:p>7.2161</text:p>
          </table:table-cell>
          <table:table-cell office:value-type="float" office:value="1.01065826330532" table:style-name="ce1">
            <text:p>1.010658263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1">
            <text:p>11A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2036091.3850388799" table:style-name="ce1">
            <text:p>-2036091.385</text:p>
          </table:table-cell>
          <table:table-cell office:value-type="float" office:value="619582.76489060605" table:style-name="ce1">
            <text:p>619582.7649</text:p>
          </table:table-cell>
          <table:table-cell office:value-type="float" office:value="591" table:style-name="ce1">
            <text:p>591</text:p>
          </table:table-cell>
          <table:table-cell office:value-type="float" office:value="2.1556000000000002" table:style-name="ce1">
            <text:p>2.1556</text:p>
          </table:table-cell>
          <table:table-cell office:value-type="float" office:value="0.36473773265651399" table:style-name="ce1">
            <text:p>0.364737733</text:p>
          </table:table-cell>
          <table:table-cell table:number-columns-repeated="16375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string" table:style-name="ce1">
            <text:p>11B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2036091.91215339" table:style-name="ce1">
            <text:p>-2036091.912</text:p>
          </table:table-cell>
          <table:table-cell office:value-type="float" office:value="619607.08089775196" table:style-name="ce1">
            <text:p>619607.0809</text:p>
          </table:table-cell>
          <table:table-cell office:value-type="float" office:value="496" table:style-name="ce1">
            <text:p>496</text:p>
          </table:table-cell>
          <table:table-cell office:value-type="float" office:value="0.37840000000000001" table:style-name="ce1">
            <text:p>0.3784</text:p>
          </table:table-cell>
          <table:table-cell office:value-type="float" office:value="7.6290322580645206E-2" table:style-name="ce1">
            <text:p>0.076290323</text:p>
          </table:table-cell>
          <table:table-cell table:number-columns-repeated="16375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string" table:style-name="ce1">
            <text:p>11C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2036072.45705096" table:style-name="ce1">
            <text:p>-2036072.457</text:p>
          </table:table-cell>
          <table:table-cell office:value-type="float" office:value="619621.77846112195" table:style-name="ce1">
            <text:p>619621.7785</text:p>
          </table:table-cell>
          <table:table-cell office:value-type="float" office:value="734" table:style-name="ce1">
            <text:p>734</text:p>
          </table:table-cell>
          <table:table-cell office:value-type="float" office:value="0.72940000000000005" table:style-name="ce1">
            <text:p>0.7294</text:p>
          </table:table-cell>
          <table:table-cell office:value-type="float" office:value="9.9373297002724806E-2" table:style-name="ce1">
            <text:p>0.099373297</text:p>
          </table:table-cell>
          <table:table-cell table:number-columns-repeated="16375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string" table:style-name="ce1">
            <text:p>12A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2036035.05076655" table:style-name="ce1">
            <text:p>-2036035.051</text:p>
          </table:table-cell>
          <table:table-cell office:value-type="float" office:value="619678.95465233701" table:style-name="ce1">
            <text:p>619678.9547</text:p>
          </table:table-cell>
          <table:table-cell office:value-type="float" office:value="745" table:style-name="ce1">
            <text:p>745</text:p>
          </table:table-cell>
          <table:table-cell office:value-type="float" office:value="1.61E-2" table:style-name="ce1">
            <text:p>0.0161</text:p>
          </table:table-cell>
          <table:table-cell office:value-type="float" office:value="2.16107382550336E-3" table:style-name="ce1">
            <text:p>0.002161074</text:p>
          </table:table-cell>
          <table:table-cell table:number-columns-repeated="16375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string" table:style-name="ce1">
            <text:p>12B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2047853.7362559501" table:style-name="ce1">
            <text:p>-2047853.736</text:p>
          </table:table-cell>
          <table:table-cell office:value-type="float" office:value="692237.85347132594" table:style-name="ce1">
            <text:p>692237.8535</text:p>
          </table:table-cell>
          <table:table-cell office:value-type="float" office:value="553" table:style-name="ce1">
            <text:p>553</text:p>
          </table:table-cell>
          <table:table-cell office:value-type="float" office:value="0.68600000000000005" table:style-name="ce1">
            <text:p>0.686</text:p>
          </table:table-cell>
          <table:table-cell office:value-type="float" office:value="0.124050632911392" table:style-name="ce1">
            <text:p>0.124050633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1">
            <text:p>12C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2047843.34618645" table:style-name="ce1">
            <text:p>-2047843.346</text:p>
          </table:table-cell>
          <table:table-cell office:value-type="float" office:value="692243.93172791996" table:style-name="ce1">
            <text:p>692243.9317</text:p>
          </table:table-cell>
          <table:table-cell office:value-type="float" office:value="775" table:style-name="ce1">
            <text:p>775</text:p>
          </table:table-cell>
          <table:table-cell office:value-type="float" office:value="0.13420000000000001" table:style-name="ce1">
            <text:p>0.1342</text:p>
          </table:table-cell>
          <table:table-cell office:value-type="float" office:value="1.7316129032258099E-2" table:style-name="ce1">
            <text:p>0.017316129</text:p>
          </table:table-cell>
          <table:table-cell table:number-columns-repeated="16375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1">
            <text:p>13A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2048248.02672682" table:style-name="ce1">
            <text:p>-2048248.027</text:p>
          </table:table-cell>
          <table:table-cell office:value-type="float" office:value="691379.04287636303" table:style-name="ce1">
            <text:p>691379.0429</text:p>
          </table:table-cell>
          <table:table-cell office:value-type="float" office:value="951" table:style-name="ce1">
            <text:p>951</text:p>
          </table:table-cell>
          <table:table-cell office:value-type="float" office:value="1.9438" table:style-name="ce1">
            <text:p>1.9438</text:p>
          </table:table-cell>
          <table:table-cell office:value-type="float" office:value="0.204395373291272" table:style-name="ce1">
            <text:p>0.204395373</text:p>
          </table:table-cell>
          <table:table-cell table:number-columns-repeated="16375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string" table:style-name="ce1">
            <text:p>13B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2048249.1774862299" table:style-name="ce1">
            <text:p>-2048249.177</text:p>
          </table:table-cell>
          <table:table-cell office:value-type="float" office:value="691362.59628276899" table:style-name="ce1">
            <text:p>691362.5963</text:p>
          </table:table-cell>
          <table:table-cell office:value-type="float" office:value="858" table:style-name="ce1">
            <text:p>858</text:p>
          </table:table-cell>
          <table:table-cell office:value-type="float" office:value="1.2415" table:style-name="ce1">
            <text:p>1.2415</text:p>
          </table:table-cell>
          <table:table-cell office:value-type="float" office:value="0.14469696969696999" table:style-name="ce1">
            <text:p>0.14469697</text:p>
          </table:table-cell>
          <table:table-cell table:number-columns-repeated="16375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string" table:style-name="ce1">
            <text:p>13C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2048238.3031337799" table:style-name="ce1">
            <text:p>-2048238.303</text:p>
          </table:table-cell>
          <table:table-cell office:value-type="float" office:value="691344.33603721298" table:style-name="ce1">
            <text:p>691344.336</text:p>
          </table:table-cell>
          <table:table-cell office:value-type="float" office:value="469" table:style-name="ce1">
            <text:p>469</text:p>
          </table:table-cell>
          <table:table-cell office:value-type="float" office:value="1.8E-3" table:style-name="ce1">
            <text:p>0.0018</text:p>
          </table:table-cell>
          <table:table-cell office:value-type="float" office:value="3.83795309168443E-4" table:style-name="ce1">
            <text:p>0.000383795</text:p>
          </table:table-cell>
          <table:table-cell table:number-columns-repeated="16375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string" table:style-name="ce1">
            <text:p>14A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2046493.40540832" table:style-name="ce1">
            <text:p>-2046493.405</text:p>
          </table:table-cell>
          <table:table-cell office:value-type="float" office:value="685835.19761621801" table:style-name="ce1">
            <text:p>685835.1976</text:p>
          </table:table-cell>
          <table:table-cell office:value-type="float" office:value="754" table:style-name="ce1">
            <text:p>754</text:p>
          </table:table-cell>
          <table:table-cell office:value-type="float" office:value="2.7000000000000001E-3" table:style-name="ce1">
            <text:p>0.0027</text:p>
          </table:table-cell>
          <table:table-cell office:value-type="float" office:value="3.5809018567639303E-4" table:style-name="ce1">
            <text:p>0.00035809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1">
            <text:p>14B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2046467.0173813901" table:style-name="ce1">
            <text:p>-2046467.017</text:p>
          </table:table-cell>
          <table:table-cell office:value-type="float" office:value="685903.34644003597" table:style-name="ce1">
            <text:p>685903.3464</text:p>
          </table:table-cell>
          <table:table-cell office:value-type="float" office:value="947" table:style-name="ce1">
            <text:p>947</text:p>
          </table:table-cell>
          <table:table-cell office:value-type="float" office:value="7.1000000000000004E-3" table:style-name="ce1">
            <text:p>0.0071</text:p>
          </table:table-cell>
          <table:table-cell office:value-type="float" office:value="7.4973600844773002E-4" table:style-name="ce1">
            <text:p>0.000749736</text:p>
          </table:table-cell>
          <table:table-cell table:number-columns-repeated="16375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string" table:style-name="ce1">
            <text:p>14C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2046433.7527143899" table:style-name="ce1">
            <text:p>-2046433.753</text:p>
          </table:table-cell>
          <table:table-cell office:value-type="float" office:value="685937.72021891095" table:style-name="ce1">
            <text:p>685937.7202</text:p>
          </table:table-cell>
          <table:table-cell office:value-type="float" office:value="712" table:style-name="ce1">
            <text:p>712</text:p>
          </table:table-cell>
          <table:table-cell office:value-type="float" office:value="2.8999999999999998E-3" table:style-name="ce1">
            <text:p>0.0029</text:p>
          </table:table-cell>
          <table:table-cell office:value-type="float" office:value="4.0730337078651702E-4" table:style-name="ce1">
            <text:p>0.000407303</text:p>
          </table:table-cell>
          <table:table-cell table:number-columns-repeated="16375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string" table:style-name="ce1">
            <text:p>15A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2046511.4856616" table:style-name="ce1">
            <text:p>-2046511.486</text:p>
          </table:table-cell>
          <table:table-cell office:value-type="float" office:value="683745.00347839796" table:style-name="ce1">
            <text:p>683745.0035</text:p>
          </table:table-cell>
          <table:table-cell office:value-type="float" office:value="623" table:style-name="ce1">
            <text:p>623</text:p>
          </table:table-cell>
          <table:table-cell office:value-type="float" office:value="4.8604000000000003" table:style-name="ce1">
            <text:p>4.8604</text:p>
          </table:table-cell>
          <table:table-cell office:value-type="float" office:value="0.78016051364366001" table:style-name="ce1">
            <text:p>0.780160514</text:p>
          </table:table-cell>
          <table:table-cell table:number-columns-repeated="16375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1">
            <text:p>15B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2046446.59296808" table:style-name="ce1">
            <text:p>-2046446.593</text:p>
          </table:table-cell>
          <table:table-cell office:value-type="float" office:value="683776.44246126595" table:style-name="ce1">
            <text:p>683776.4425</text:p>
          </table:table-cell>
          <table:table-cell office:value-type="float" office:value="690" table:style-name="ce1">
            <text:p>690</text:p>
          </table:table-cell>
          <table:table-cell office:value-type="float" office:value="16.2014" table:style-name="ce1">
            <text:p>16.2014</text:p>
          </table:table-cell>
          <table:table-cell office:value-type="float" office:value="2.3480289855072498" table:style-name="ce1">
            <text:p>2.348028986</text:p>
          </table:table-cell>
          <table:table-cell table:number-columns-repeated="16375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string" table:style-name="ce1">
            <text:p>15C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2046411.11960589" table:style-name="ce1">
            <text:p>-2046411.12</text:p>
          </table:table-cell>
          <table:table-cell office:value-type="float" office:value="683811.14910742803" table:style-name="ce1">
            <text:p>683811.1491</text:p>
          </table:table-cell>
          <table:table-cell office:value-type="float" office:value="480" table:style-name="ce1">
            <text:p>480</text:p>
          </table:table-cell>
          <table:table-cell office:value-type="float" office:value="15.6127" table:style-name="ce1">
            <text:p>15.6127</text:p>
          </table:table-cell>
          <table:table-cell office:value-type="float" office:value="3.2526458333333301" table:style-name="ce1">
            <text:p>3.252645833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1">
            <text:p>16A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2047112.3480972401" table:style-name="ce1">
            <text:p>-2047112.348</text:p>
          </table:table-cell>
          <table:table-cell office:value-type="float" office:value="680599.95990482997" table:style-name="ce1">
            <text:p>680599.9599</text:p>
          </table:table-cell>
          <table:table-cell office:value-type="float" office:value="797" table:style-name="ce1">
            <text:p>797</text:p>
          </table:table-cell>
          <table:table-cell office:value-type="float" office:value="6.0289000000000001" table:style-name="ce1">
            <text:p>6.0289</text:p>
          </table:table-cell>
          <table:table-cell office:value-type="float" office:value="0.75644918444165599" table:style-name="ce1">
            <text:p>0.756449184</text:p>
          </table:table-cell>
          <table:table-cell table:number-columns-repeated="16375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string" table:style-name="ce1">
            <text:p>16B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2049759.68316497" table:style-name="ce1">
            <text:p>-2049759.683</text:p>
          </table:table-cell>
          <table:table-cell office:value-type="float" office:value="674994.57992313197" table:style-name="ce1">
            <text:p>674994.5799</text:p>
          </table:table-cell>
          <table:table-cell office:value-type="float" office:value="741" table:style-name="ce1">
            <text:p>741</text:p>
          </table:table-cell>
          <table:table-cell office:value-type="float" office:value="0.94789999999999996" table:style-name="ce1">
            <text:p>0.9479</text:p>
          </table:table-cell>
          <table:table-cell office:value-type="float" office:value="0.12792172739541199" table:style-name="ce1">
            <text:p>0.127921727</text:p>
          </table:table-cell>
          <table:table-cell table:number-columns-repeated="16375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string" table:style-name="ce1">
            <text:p>16C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2049754.0189114399" table:style-name="ce1">
            <text:p>-2049754.019</text:p>
          </table:table-cell>
          <table:table-cell office:value-type="float" office:value="675041.08905304899" table:style-name="ce1">
            <text:p>675041.0891</text:p>
          </table:table-cell>
          <table:table-cell office:value-type="float" office:value="673" table:style-name="ce1">
            <text:p>673</text:p>
          </table:table-cell>
          <table:table-cell office:value-type="float" office:value="3.2589000000000001" table:style-name="ce1">
            <text:p>3.2589</text:p>
          </table:table-cell>
          <table:table-cell office:value-type="float" office:value="0.48423476968796397" table:style-name="ce1">
            <text:p>0.48423477</text:p>
          </table:table-cell>
          <table:table-cell table:number-columns-repeated="16375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string" table:style-name="ce1">
            <text:p>17A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2049434.2848958999" table:style-name="ce1">
            <text:p>-2049434.285</text:p>
          </table:table-cell>
          <table:table-cell office:value-type="float" office:value="674977.06005000602" table:style-name="ce1">
            <text:p>674977.0601</text:p>
          </table:table-cell>
          <table:table-cell office:value-type="float" office:value="739" table:style-name="ce1">
            <text:p>739</text:p>
          </table:table-cell>
          <table:table-cell office:value-type="float" office:value="1.8281000000000001" table:style-name="ce1">
            <text:p>1.8281</text:p>
          </table:table-cell>
          <table:table-cell office:value-type="float" office:value="0.247374830852503" table:style-name="ce1">
            <text:p>0.247374831</text:p>
          </table:table-cell>
          <table:table-cell table:number-columns-repeated="16375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string" table:style-name="ce1">
            <text:p>17B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2049409.5626499399" table:style-name="ce1">
            <text:p>-2049409.563</text:p>
          </table:table-cell>
          <table:table-cell office:value-type="float" office:value="675011.06436931505" table:style-name="ce1">
            <text:p>675011.0644</text:p>
          </table:table-cell>
          <table:table-cell office:value-type="float" office:value="669" table:style-name="ce1">
            <text:p>669</text:p>
          </table:table-cell>
          <table:table-cell office:value-type="float" office:value="8.5257000000000005" table:style-name="ce1">
            <text:p>8.5257</text:p>
          </table:table-cell>
          <table:table-cell office:value-type="float" office:value="1.27439461883408" table:style-name="ce1">
            <text:p>1.274394619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1">
            <text:p>17C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2049412.5301987799" table:style-name="ce1">
            <text:p>-2049412.53</text:p>
          </table:table-cell>
          <table:table-cell office:value-type="float" office:value="675027.79569780105" table:style-name="ce1">
            <text:p>675027.7957</text:p>
          </table:table-cell>
          <table:table-cell office:value-type="float" office:value="633" table:style-name="ce1">
            <text:p>633</text:p>
          </table:table-cell>
          <table:table-cell office:value-type="float" office:value="0.72819999999999996" table:style-name="ce1">
            <text:p>0.7282</text:p>
          </table:table-cell>
          <table:table-cell office:value-type="float" office:value="0.115039494470774" table:style-name="ce1">
            <text:p>0.115039494</text:p>
          </table:table-cell>
          <table:table-cell table:number-columns-repeated="16375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string" table:style-name="ce1">
            <text:p>18A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2049868.6011705699" table:style-name="ce1">
            <text:p>-2049868.601</text:p>
          </table:table-cell>
          <table:table-cell office:value-type="float" office:value="675836.19986989" table:style-name="ce1">
            <text:p>675836.1999</text:p>
          </table:table-cell>
          <table:table-cell office:value-type="float" office:value="676" table:style-name="ce1">
            <text:p>676</text:p>
          </table:table-cell>
          <table:table-cell office:value-type="float" office:value="0.29459999999999997" table:style-name="ce1">
            <text:p>0.2946</text:p>
          </table:table-cell>
          <table:table-cell office:value-type="float" office:value="4.3579881656804702E-2" table:style-name="ce1">
            <text:p>0.043579882</text:p>
          </table:table-cell>
          <table:table-cell table:number-columns-repeated="16375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string" table:style-name="ce1">
            <text:p>18B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2049871.21380789" table:style-name="ce1">
            <text:p>-2049871.214</text:p>
          </table:table-cell>
          <table:table-cell office:value-type="float" office:value="675847.56084867904" table:style-name="ce1">
            <text:p>675847.5608</text:p>
          </table:table-cell>
          <table:table-cell office:value-type="float" office:value="654" table:style-name="ce1">
            <text:p>654</text:p>
          </table:table-cell>
          <table:table-cell office:value-type="float" office:value="0.34910000000000002" table:style-name="ce1">
            <text:p>0.3491</text:p>
          </table:table-cell>
          <table:table-cell office:value-type="float" office:value="5.3379204892966402E-2" table:style-name="ce1">
            <text:p>0.053379205</text:p>
          </table:table-cell>
          <table:table-cell table:number-columns-repeated="16375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string" table:style-name="ce1">
            <text:p>18C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2049859.4433824499" table:style-name="ce1">
            <text:p>-2049859.443</text:p>
          </table:table-cell>
          <table:table-cell office:value-type="float" office:value="675880.52236126806" table:style-name="ce1">
            <text:p>675880.5224</text:p>
          </table:table-cell>
          <table:table-cell office:value-type="float" office:value="781" table:style-name="ce1">
            <text:p>781</text:p>
          </table:table-cell>
          <table:table-cell office:value-type="float" office:value="2.2499999999999999E-2" table:style-name="ce1">
            <text:p>0.0225</text:p>
          </table:table-cell>
          <table:table-cell office:value-type="float" office:value="2.8809218950064E-3" table:style-name="ce1">
            <text:p>0.002880922</text:p>
          </table:table-cell>
          <table:table-cell table:number-columns-repeated="16375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string" table:style-name="ce1">
            <text:p>19A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2014616.9127029399" table:style-name="ce1">
            <text:p>-2014616.913</text:p>
          </table:table-cell>
          <table:table-cell office:value-type="float" office:value="730865.03637441702" table:style-name="ce1">
            <text:p>730865.0364</text:p>
          </table:table-cell>
          <table:table-cell office:value-type="float" office:value="480.84" table:style-name="ce1">
            <text:p>480.84</text:p>
          </table:table-cell>
          <table:table-cell office:value-type="float" office:value="11.002000000000001" table:style-name="ce1">
            <text:p>11.002</text:p>
          </table:table-cell>
          <table:table-cell office:value-type="float" office:value="2.2880791947425299" table:style-name="ce1">
            <text:p>2.288079195</text:p>
          </table:table-cell>
          <table:table-cell table:number-columns-repeated="16375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string" table:style-name="ce1">
            <text:p>19B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2014584.7149075" table:style-name="ce1">
            <text:p>-2014584.715</text:p>
          </table:table-cell>
          <table:table-cell office:value-type="float" office:value="730870.27302587801" table:style-name="ce1">
            <text:p>730870.273</text:p>
          </table:table-cell>
          <table:table-cell office:value-type="float" office:value="1067.3" table:style-name="ce1">
            <text:p>1067.3</text:p>
          </table:table-cell>
          <table:table-cell office:value-type="float" office:value="42.987000000000002" table:style-name="ce1">
            <text:p>42.987</text:p>
          </table:table-cell>
          <table:table-cell office:value-type="float" office:value="4.0276398388456904" table:style-name="ce1">
            <text:p>4.027639839</text:p>
          </table:table-cell>
          <table:table-cell table:number-columns-repeated="16375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string" table:style-name="ce1">
            <text:p>19C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2014565.4832029999" table:style-name="ce1">
            <text:p>-2014565.483</text:p>
          </table:table-cell>
          <table:table-cell office:value-type="float" office:value="730877.64811926801" table:style-name="ce1">
            <text:p>730877.6481</text:p>
          </table:table-cell>
          <table:table-cell office:value-type="float" office:value="753" table:style-name="ce1">
            <text:p>753</text:p>
          </table:table-cell>
          <table:table-cell office:value-type="float" office:value="34.216500000000003" table:style-name="ce1">
            <text:p>34.2165</text:p>
          </table:table-cell>
          <table:table-cell office:value-type="float" office:value="4.5440239043824704" table:style-name="ce1">
            <text:p>4.544023904</text:p>
          </table:table-cell>
          <table:table-cell table:number-columns-repeated="16375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string" table:style-name="ce1">
            <text:p>20A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2014917.46908743" table:style-name="ce1">
            <text:p>-2014917.469</text:p>
          </table:table-cell>
          <table:table-cell office:value-type="float" office:value="730543.91392707406" table:style-name="ce1">
            <text:p>730543.9139</text:p>
          </table:table-cell>
          <table:table-cell office:value-type="float" office:value="593.78" table:style-name="ce1">
            <text:p>593.78</text:p>
          </table:table-cell>
          <table:table-cell office:value-type="float" office:value="1.0061" table:style-name="ce1">
            <text:p>1.0061</text:p>
          </table:table-cell>
          <table:table-cell office:value-type="float" office:value="0.16943985988076399" table:style-name="ce1">
            <text:p>0.16943986</text:p>
          </table:table-cell>
          <table:table-cell table:number-columns-repeated="16375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string" table:style-name="ce1">
            <text:p>20B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2014888.7951603101" table:style-name="ce1">
            <text:p>-2014888.795</text:p>
          </table:table-cell>
          <table:table-cell office:value-type="float" office:value="730557.66190359695" table:style-name="ce1">
            <text:p>730557.6619</text:p>
          </table:table-cell>
          <table:table-cell office:value-type="float" office:value="660.7" table:style-name="ce1">
            <text:p>660.7</text:p>
          </table:table-cell>
          <table:table-cell office:value-type="float" office:value="13.020799999999999" table:style-name="ce1">
            <text:p>13.0208</text:p>
          </table:table-cell>
          <table:table-cell office:value-type="float" office:value="1.9707582866656601" table:style-name="ce1">
            <text:p>1.970758287</text:p>
          </table:table-cell>
          <table:table-cell table:number-columns-repeated="16375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string" table:style-name="ce1">
            <text:p>20C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2014879.35280402" table:style-name="ce1">
            <text:p>-2014879.353</text:p>
          </table:table-cell>
          <table:table-cell office:value-type="float" office:value="730564.03405973106" table:style-name="ce1">
            <text:p>730564.0341</text:p>
          </table:table-cell>
          <table:table-cell office:value-type="float" office:value="594.02" table:style-name="ce1">
            <text:p>594.02</text:p>
          </table:table-cell>
          <table:table-cell office:value-type="float" office:value="2.2486999999999999" table:style-name="ce1">
            <text:p>2.2487</text:p>
          </table:table-cell>
          <table:table-cell office:value-type="float" office:value="0.37855627756641202" table:style-name="ce1">
            <text:p>0.378556278</text:p>
          </table:table-cell>
          <table:table-cell table:number-columns-repeated="16375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1">
            <text:p>21A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2014896.86399181" table:style-name="ce1">
            <text:p>-2014896.864</text:p>
          </table:table-cell>
          <table:table-cell office:value-type="float" office:value="730308.01287190104" table:style-name="ce1">
            <text:p>730308.0129</text:p>
          </table:table-cell>
          <table:table-cell office:value-type="float" office:value="874.3" table:style-name="ce1">
            <text:p>874.3</text:p>
          </table:table-cell>
          <table:table-cell office:value-type="float" office:value="6.2899000000000003" table:style-name="ce1">
            <text:p>6.2899</text:p>
          </table:table-cell>
          <table:table-cell office:value-type="float" office:value="0.71942125128674395" table:style-name="ce1">
            <text:p>0.719421251</text:p>
          </table:table-cell>
          <table:table-cell table:number-columns-repeated="16375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string" table:style-name="ce1">
            <text:p>21B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2014887.04002941" table:style-name="ce1">
            <text:p>-2014887.04</text:p>
          </table:table-cell>
          <table:table-cell office:value-type="float" office:value="730302.69755773805" table:style-name="ce1">
            <text:p>730302.6976</text:p>
          </table:table-cell>
          <table:table-cell office:value-type="float" office:value="939.4" table:style-name="ce1">
            <text:p>939.4</text:p>
          </table:table-cell>
          <table:table-cell office:value-type="float" office:value="131.25239999999999" table:style-name="ce1">
            <text:p>131.2524</text:p>
          </table:table-cell>
          <table:table-cell office:value-type="float" office:value="13.971939535874" table:style-name="ce1">
            <text:p>13.97193954</text:p>
          </table:table-cell>
          <table:table-cell table:number-columns-repeated="16375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string" table:style-name="ce1">
            <text:p>21C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2014877.23272438" table:style-name="ce1">
            <text:p>-2014877.233</text:p>
          </table:table-cell>
          <table:table-cell office:value-type="float" office:value="730300.54095099901" table:style-name="ce1">
            <text:p>730300.541</text:p>
          </table:table-cell>
          <table:table-cell office:value-type="float" office:value="693.6" table:style-name="ce1">
            <text:p>693.6</text:p>
          </table:table-cell>
          <table:table-cell office:value-type="float" office:value="3.1541999999999999" table:style-name="ce1">
            <text:p>3.1542</text:p>
          </table:table-cell>
          <table:table-cell office:value-type="float" office:value="0.45475778546712797" table:style-name="ce1">
            <text:p>0.454757785</text:p>
          </table:table-cell>
          <table:table-cell table:number-columns-repeated="16375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string" table:style-name="ce1">
            <text:p>22A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2013374.0839930801" table:style-name="ce1">
            <text:p>-2013374.084</text:p>
          </table:table-cell>
          <table:table-cell office:value-type="float" office:value="732633.41620435705" table:style-name="ce1">
            <text:p>732633.4162</text:p>
          </table:table-cell>
          <table:table-cell office:value-type="float" office:value="643" table:style-name="ce1">
            <text:p>643</text:p>
          </table:table-cell>
          <table:table-cell office:value-type="float" office:value="33.501300000000001" table:style-name="ce1">
            <text:p>33.5013</text:p>
          </table:table-cell>
          <table:table-cell office:value-type="float" office:value="5.2101555209953299" table:style-name="ce1">
            <text:p>5.210155521</text:p>
          </table:table-cell>
          <table:table-cell table:number-columns-repeated="16375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string" table:style-name="ce1">
            <text:p>22B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1949374.63439797" table:style-name="ce1">
            <text:p>-1949374.634</text:p>
          </table:table-cell>
          <table:table-cell office:value-type="float" office:value="679598.92850141902" table:style-name="ce1">
            <text:p>679598.9285</text:p>
          </table:table-cell>
          <table:table-cell office:value-type="float" office:value="656" table:style-name="ce1">
            <text:p>656</text:p>
          </table:table-cell>
          <table:table-cell office:value-type="float" office:value="2.2642000000000002" table:style-name="ce1">
            <text:p>2.2642</text:p>
          </table:table-cell>
          <table:table-cell office:value-type="float" office:value="0.34515243902439002" table:style-name="ce1">
            <text:p>0.345152439</text:p>
          </table:table-cell>
          <table:table-cell table:number-columns-repeated="16375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1">
            <text:p>22C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1949366.8033517101" table:style-name="ce1">
            <text:p>-1949366.803</text:p>
          </table:table-cell>
          <table:table-cell office:value-type="float" office:value="679606.86167185602" table:style-name="ce1">
            <text:p>679606.8617</text:p>
          </table:table-cell>
          <table:table-cell office:value-type="float" office:value="716" table:style-name="ce1">
            <text:p>716</text:p>
          </table:table-cell>
          <table:table-cell office:value-type="float" office:value="9.6251999999999995" table:style-name="ce1">
            <text:p>9.6252</text:p>
          </table:table-cell>
          <table:table-cell office:value-type="float" office:value="1.34430167597765" table:style-name="ce1">
            <text:p>1.344301676</text:p>
          </table:table-cell>
          <table:table-cell table:number-columns-repeated="16375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string" table:style-name="ce1">
            <text:p>23A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1915176.2991963199" table:style-name="ce1">
            <text:p>-1915176.299</text:p>
          </table:table-cell>
          <table:table-cell office:value-type="float" office:value="685435.28766695596" table:style-name="ce1">
            <text:p>685435.2877</text:p>
          </table:table-cell>
          <table:table-cell office:value-type="float" office:value="773.5" table:style-name="ce1">
            <text:p>773.5</text:p>
          </table:table-cell>
          <table:table-cell office:value-type="float" office:value="7.5499999999999998E-2" table:style-name="ce1">
            <text:p>0.0755</text:p>
          </table:table-cell>
          <table:table-cell office:value-type="float" office:value="9.7608274078862297E-3" table:style-name="ce1">
            <text:p>0.009760827</text:p>
          </table:table-cell>
          <table:table-cell table:number-columns-repeated="16375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string" table:style-name="ce1">
            <text:p>23B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1915188.70585673" table:style-name="ce1">
            <text:p>-1915188.706</text:p>
          </table:table-cell>
          <table:table-cell office:value-type="float" office:value="685455.06118495204" table:style-name="ce1">
            <text:p>685455.0612</text:p>
          </table:table-cell>
          <table:table-cell office:value-type="float" office:value="709.9" table:style-name="ce1">
            <text:p>709.9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1.26778419495704E-3" table:style-name="ce1">
            <text:p>0.001267784</text:p>
          </table:table-cell>
          <table:table-cell table:number-columns-repeated="16375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string" table:style-name="ce1">
            <text:p>23C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office:value-type="float" office:value="-1915176.29461856" table:style-name="ce1">
            <text:p>-1915176.295</text:p>
          </table:table-cell>
          <table:table-cell office:value-type="float" office:value="685486.64131868805" table:style-name="ce1">
            <text:p>685486.6413</text:p>
          </table:table-cell>
          <table:table-cell office:value-type="float" office:value="445" table:style-name="ce1">
            <text:p>445</text:p>
          </table:table-cell>
          <table:table-cell office:value-type="float" office:value="6.6E-3" table:style-name="ce1">
            <text:p>0.0066</text:p>
          </table:table-cell>
          <table:table-cell office:value-type="float" office:value="1.48314606741573E-3" table:style-name="ce1">
            <text:p>0.001483146</text:p>
          </table:table-cell>
          <table:table-cell table:number-columns-repeated="16375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string" table:style-name="ce1">
            <text:p>24A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table:number-columns-repeated="2" table:style-name="ce1"/>
          <table:table-cell office:value-type="float" office:value="637" table:style-name="ce1">
            <text:p>637</text:p>
          </table:table-cell>
          <table:table-cell office:value-type="float" office:value="6.4000000000000003E-3" table:style-name="ce1">
            <text:p>0.0064</text:p>
          </table:table-cell>
          <table:table-cell office:value-type="float" office:value="1.0047095761381501E-3" table:style-name="ce1">
            <text:p>0.00100471</text:p>
          </table:table-cell>
          <table:table-cell table:number-columns-repeated="16375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1">
            <text:p>24B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table:number-columns-repeated="2" table:style-name="ce1"/>
          <table:table-cell office:value-type="float" office:value="502" table:style-name="ce1">
            <text:p>502</text:p>
          </table:table-cell>
          <table:table-cell office:value-type="float" office:value="4.5999999999999999E-3" table:style-name="ce1">
            <text:p>0.0046</text:p>
          </table:table-cell>
          <table:table-cell office:value-type="float" office:value="9.1633466135458198E-4" table:style-name="ce1">
            <text:p>0.000916335</text:p>
          </table:table-cell>
          <table:table-cell table:number-columns-repeated="16375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string" table:style-name="ce1">
            <text:p>24C</text:p>
          </table:table-cell>
          <table:table-cell office:value-type="string" table:style-name="ce1">
            <text:p>CE</text:p>
          </table:table-cell>
          <table:table-cell office:value-type="float" office:value="2018" table:style-name="ce1">
            <text:p>2018</text:p>
          </table:table-cell>
          <table:table-cell table:number-columns-repeated="2" table:style-name="ce1"/>
          <table:table-cell office:value-type="float" office:value="742" table:style-name="ce1">
            <text:p>742</text:p>
          </table:table-cell>
          <table:table-cell office:value-type="float" office:value="1.44E-2" table:style-name="ce1">
            <text:p>0.0144</text:p>
          </table:table-cell>
          <table:table-cell office:value-type="float" office:value="1.9407008086253399E-3" table:style-name="ce1">
            <text:p>0.001940701</text:p>
          </table:table-cell>
          <table:table-cell table:number-columns-repeated="16375"/>
        </table:table-row>
        <table:table-row table:number-rows-repeated="104850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13</meta:generator>
    <dc:title/>
    <dc:description/>
    <dc:subject/>
    <meta:initial-creator/>
    <dc:creator>Ethan Pierce</dc:creator>
    <meta:creation-date>2025-01-31T20:16:23Z</meta:creation-date>
    <dc:date>2025-07-17T20:12:09Z</dc:date>
  </office:meta>
</office:document-meta>
</file>